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6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CLSPM OBJ</text:p>
          </table:table-cell>
          <table:table-cell table:style-name="ce1" office:value-type="string" calcext:value-type="string" table:number-columns-spanned="3" table:number-rows-spanned="1">
            <text:p>RfSize =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1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1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2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2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3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3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4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4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5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5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6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6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7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7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8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8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90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30-25</text:p>
          </table:table-cell>
          <table:table-cell office:value-type="float" office:value="490868.07" calcext:value-type="float">
            <text:p>490868,07</text:p>
          </table:table-cell>
          <table:table-cell office:value-type="float" office:value="499413" calcext:value-type="float">
            <text:p>499413</text:p>
          </table:table-cell>
          <table:table-cell office:value-type="float" office:value="139.49" calcext:value-type="float">
            <text:p>139,49</text:p>
          </table:table-cell>
          <table:table-cell table:formula="of:=([.C3]-[.B3])/[.B3]*100" office:value-type="float" office:value="1.7407793503456" calcext:value-type="float">
            <text:p>1,7407793503456</text:p>
          </table:table-cell>
          <table:table-cell office:value-type="float" office:value="498256" calcext:value-type="float">
            <text:p>498256</text:p>
          </table:table-cell>
          <table:table-cell office:value-type="float" office:value="52.73" calcext:value-type="float">
            <text:p>52,73</text:p>
          </table:table-cell>
          <table:table-cell table:formula="of:=([.F3]-[.B3])/[.B3]*100" office:value-type="float" office:value="1.50507446939867" calcext:value-type="float">
            <text:p>1,50507446939867</text:p>
          </table:table-cell>
          <table:table-cell office:value-type="float" office:value="498488" calcext:value-type="float">
            <text:p>498488</text:p>
          </table:table-cell>
          <table:table-cell office:value-type="float" office:value="32" calcext:value-type="float">
            <text:p>32</text:p>
          </table:table-cell>
          <table:table-cell table:formula="of:=([.I3]-[.B3])/[.B3]*100" office:value-type="float" office:value="1.55233767802416" calcext:value-type="float">
            <text:p>1,55233767802416</text:p>
          </table:table-cell>
          <table:table-cell office:value-type="float" office:value="498617" calcext:value-type="float">
            <text:p>498617</text:p>
          </table:table-cell>
          <table:table-cell office:value-type="float" office:value="23.95" calcext:value-type="float">
            <text:p>23,95</text:p>
          </table:table-cell>
          <table:table-cell table:formula="of:=([.L3]-[.B3])/[.B3]*100" office:value-type="float" office:value="1.57861765178574" calcext:value-type="float">
            <text:p>1,57861765178574</text:p>
          </table:table-cell>
          <table:table-cell office:value-type="float" office:value="498371" calcext:value-type="float">
            <text:p>498371</text:p>
          </table:table-cell>
          <table:table-cell office:value-type="float" office:value="19.26" calcext:value-type="float">
            <text:p>19,26</text:p>
          </table:table-cell>
          <table:table-cell table:formula="of:=([.O3]-[.B3])/[.B3]*100" office:value-type="float" office:value="1.52850235298458" calcext:value-type="float">
            <text:p>1,52850235298458</text:p>
          </table:table-cell>
          <table:table-cell office:value-type="float" office:value="498431" calcext:value-type="float">
            <text:p>498431</text:p>
          </table:table-cell>
          <table:table-cell office:value-type="float" office:value="15.33" calcext:value-type="float">
            <text:p>15,33</text:p>
          </table:table-cell>
          <table:table-cell table:formula="of:=([.R3]-[.B3])/[.B3]*100" office:value-type="float" office:value="1.54072559659462" calcext:value-type="float">
            <text:p>1,54072559659462</text:p>
          </table:table-cell>
          <table:table-cell office:value-type="float" office:value="498185" calcext:value-type="float">
            <text:p>498185</text:p>
          </table:table-cell>
          <table:table-cell office:value-type="float" office:value="14.1" calcext:value-type="float">
            <text:p>14,1</text:p>
          </table:table-cell>
          <table:table-cell table:formula="of:=([.U3]-[.B3])/[.B3]*100" office:value-type="float" office:value="1.49061029779346" calcext:value-type="float">
            <text:p>1,49061029779346</text:p>
          </table:table-cell>
          <table:table-cell office:value-type="float" office:value="498165" calcext:value-type="float">
            <text:p>498165</text:p>
          </table:table-cell>
          <table:table-cell office:value-type="float" office:value="11.75" calcext:value-type="float">
            <text:p>11,75</text:p>
          </table:table-cell>
          <table:table-cell table:formula="of:=([.X3]-[.B3])/[.B3]*100" office:value-type="float" office:value="1.48653588325678" calcext:value-type="float">
            <text:p>1,48653588325678</text:p>
          </table:table-cell>
          <table:table-cell office:value-type="float" office:value="498185" calcext:value-type="float">
            <text:p>498185</text:p>
          </table:table-cell>
          <table:table-cell office:value-type="float" office:value="10.64" calcext:value-type="float">
            <text:p>10,64</text:p>
          </table:table-cell>
          <table:table-cell table:formula="of:=([.AA3]-[.B3])/[.B3]*100" office:value-type="float" office:value="1.49061029779346" calcext:value-type="float">
            <text:p>1,49061029779346</text:p>
          </table:table-cell>
          <table:table-cell office:value-type="float" office:value="498165" calcext:value-type="float">
            <text:p>498165</text:p>
          </table:table-cell>
          <table:table-cell office:value-type="float" office:value="10.21" calcext:value-type="float">
            <text:p>10,21</text:p>
          </table:table-cell>
          <table:table-cell table:formula="of:=([.AD3]-[.B3])/[.B3]*100" office:value-type="float" office:value="1.48653588325678" calcext:value-type="float">
            <text:p>1,48653588325678</text:p>
          </table:table-cell>
          <table:table-cell office:value-type="float" office:value="498211" calcext:value-type="float">
            <text:p>498211</text:p>
          </table:table-cell>
          <table:table-cell/>
          <table:table-cell table:formula="of:=([.AG3]-[.B3])/[.B3]*100" office:value-type="float" office:value="1.49590703669114" calcext:value-type="float">
            <text:p>1,49590703669114</text:p>
          </table:table-cell>
          <table:table-cell office:value-type="float" office:value="498165" calcext:value-type="float">
            <text:p>498165</text:p>
          </table:table-cell>
          <table:table-cell/>
          <table:table-cell table:formula="of:=([.AJ3]-[.B3])/[.B3]*100" office:value-type="float" office:value="1.48653588325678" calcext:value-type="float">
            <text:p>1,48653588325678</text:p>
          </table:table-cell>
          <table:table-cell office:value-type="float" office:value="498165" calcext:value-type="float">
            <text:p>498165</text:p>
          </table:table-cell>
          <table:table-cell/>
          <table:table-cell table:formula="of:=([.AM3]-[.B3])/[.B3]*100" office:value-type="float" office:value="1.48653588325678" calcext:value-type="float">
            <text:p>1,48653588325678</text:p>
          </table:table-cell>
          <table:table-cell office:value-type="float" office:value="498327" calcext:value-type="float">
            <text:p>498327</text:p>
          </table:table-cell>
          <table:table-cell/>
          <table:table-cell table:formula="of:=([.AP3]-[.B3])/[.B3]*100" office:value-type="float" office:value="1.51953864100388" calcext:value-type="float">
            <text:p>1,51953864100388</text:p>
          </table:table-cell>
          <table:table-cell office:value-type="float" office:value="497565" calcext:value-type="float">
            <text:p>497565</text:p>
          </table:table-cell>
          <table:table-cell/>
          <table:table-cell table:formula="of:=([.AS3]-[.B3])/[.B3]*100" office:value-type="float" office:value="1.36430344715638" calcext:value-type="float">
            <text:p>1,36430344715638</text:p>
          </table:table-cell>
          <table:table-cell office:value-type="float" office:value="497858" calcext:value-type="float">
            <text:p>497858</text:p>
          </table:table-cell>
          <table:table-cell/>
          <table:table-cell table:formula="of:=([.AV3]-[.B3])/[.B3]*100" office:value-type="float" office:value="1.42399362011874" calcext:value-type="float">
            <text:p>1,42399362011874</text:p>
          </table:table-cell>
          <table:table-cell office:value-type="float" office:value="498024.35" calcext:value-type="float">
            <text:p>498024,35</text:p>
          </table:table-cell>
          <table:table-cell/>
          <table:table-cell table:formula="of:=([.AY3]-[.B3])/[.B3]*100" office:value-type="float" office:value="1.45788256302757" calcext:value-type="float">
            <text:p>1,45788256302757</text:p>
          </table:table-cell>
          <table:table-cell office:value-type="float" office:value="498249.2" calcext:value-type="float">
            <text:p>498249,2</text:p>
          </table:table-cell>
          <table:table-cell/>
          <table:table-cell table:formula="of:=([.BB3]-[.B3])/[.B3]*100" office:value-type="float" office:value="1.5036891684562" calcext:value-type="float">
            <text:p>1,5036891684562</text:p>
          </table:table-cell>
        </table:table-row>
        <table:table-row table:style-name="ro1">
          <table:covered-table-cell/>
          <table:table-cell office:value-type="float" office:value="483403.69" calcext:value-type="float">
            <text:p>483403,69</text:p>
          </table:table-cell>
          <table:table-cell office:value-type="float" office:value="491286" calcext:value-type="float">
            <text:p>491286</text:p>
          </table:table-cell>
          <table:table-cell office:value-type="float" office:value="136.68" calcext:value-type="float">
            <text:p>136,68</text:p>
          </table:table-cell>
          <table:table-cell table:formula="of:=([.C4]-[.B4])/[.B4]*100" office:value-type="float" office:value="1.6305854016133" calcext:value-type="float">
            <text:p>1,6305854016133</text:p>
          </table:table-cell>
          <table:table-cell office:value-type="float" office:value="492464" calcext:value-type="float">
            <text:p>492464</text:p>
          </table:table-cell>
          <table:table-cell office:value-type="float" office:value="54.64" calcext:value-type="float">
            <text:p>54,64</text:p>
          </table:table-cell>
          <table:table-cell table:formula="of:=([.F4]-[.B4])/[.B4]*100" office:value-type="float" office:value="1.87427406687773" calcext:value-type="float">
            <text:p>1,87427406687773</text:p>
          </table:table-cell>
          <table:table-cell office:value-type="float" office:value="491077" calcext:value-type="float">
            <text:p>491077</text:p>
          </table:table-cell>
          <table:table-cell office:value-type="float" office:value="33.88" calcext:value-type="float">
            <text:p>33,88</text:p>
          </table:table-cell>
          <table:table-cell table:formula="of:=([.I4]-[.B4])/[.B4]*100" office:value-type="float" office:value="1.58735031584058" calcext:value-type="float">
            <text:p>1,58735031584058</text:p>
          </table:table-cell>
          <table:table-cell office:value-type="float" office:value="490481" calcext:value-type="float">
            <text:p>490481</text:p>
          </table:table-cell>
          <table:table-cell office:value-type="float" office:value="25.72" calcext:value-type="float">
            <text:p>25,72</text:p>
          </table:table-cell>
          <table:table-cell table:formula="of:=([.L4]-[.B4])/[.B4]*100" office:value-type="float" office:value="1.46405791813463" calcext:value-type="float">
            <text:p>1,46405791813463</text:p>
          </table:table-cell>
          <table:table-cell office:value-type="float" office:value="492247" calcext:value-type="float">
            <text:p>492247</text:p>
          </table:table-cell>
          <table:table-cell office:value-type="float" office:value="19.89" calcext:value-type="float">
            <text:p>19,89</text:p>
          </table:table-cell>
          <table:table-cell table:formula="of:=([.O4]-[.B4])/[.B4]*100" office:value-type="float" office:value="1.82938404959217" calcext:value-type="float">
            <text:p>1,82938404959217</text:p>
          </table:table-cell>
          <table:table-cell office:value-type="float" office:value="490419.62" calcext:value-type="float">
            <text:p>490419,62</text:p>
          </table:table-cell>
          <table:table-cell office:value-type="float" office:value="16.85" calcext:value-type="float">
            <text:p>16,85</text:p>
          </table:table-cell>
          <table:table-cell table:formula="of:=([.R4]-[.B4])/[.B4]*100" office:value-type="float" office:value="1.45136045610243" calcext:value-type="float">
            <text:p>1,45136045610243</text:p>
          </table:table-cell>
          <table:table-cell office:value-type="float" office:value="491778.25" calcext:value-type="float">
            <text:p>491778,25</text:p>
          </table:table-cell>
          <table:table-cell office:value-type="float" office:value="14.97" calcext:value-type="float">
            <text:p>14,97</text:p>
          </table:table-cell>
          <table:table-cell table:formula="of:=([.U4]-[.B4])/[.B4]*100" office:value-type="float" office:value="1.73241540626221" calcext:value-type="float">
            <text:p>1,73241540626221</text:p>
          </table:table-cell>
          <table:table-cell office:value-type="float" office:value="492414" calcext:value-type="float">
            <text:p>492414</text:p>
          </table:table-cell>
          <table:table-cell office:value-type="float" office:value="13.48" calcext:value-type="float">
            <text:p>13,48</text:p>
          </table:table-cell>
          <table:table-cell table:formula="of:=([.X4]-[.B4])/[.B4]*100" office:value-type="float" office:value="1.86393074492253" calcext:value-type="float">
            <text:p>1,86393074492253</text:p>
          </table:table-cell>
          <table:table-cell office:value-type="float" office:value="490478" calcext:value-type="float">
            <text:p>490478</text:p>
          </table:table-cell>
          <table:table-cell office:value-type="float" office:value="12.1" calcext:value-type="float">
            <text:p>12,1</text:p>
          </table:table-cell>
          <table:table-cell table:formula="of:=([.AA4]-[.B4])/[.B4]*100" office:value-type="float" office:value="1.46343731881732" calcext:value-type="float">
            <text:p>1,46343731881732</text:p>
          </table:table-cell>
          <table:table-cell office:value-type="float" office:value="490718" calcext:value-type="float">
            <text:p>490718</text:p>
          </table:table-cell>
          <table:table-cell office:value-type="float" office:value="11.87" calcext:value-type="float">
            <text:p>11,87</text:p>
          </table:table-cell>
          <table:table-cell table:formula="of:=([.AD4]-[.B4])/[.B4]*100" office:value-type="float" office:value="1.51308526420227" calcext:value-type="float">
            <text:p>1,51308526420227</text:p>
          </table:table-cell>
          <table:table-cell office:value-type="float" office:value="491587.62" calcext:value-type="float">
            <text:p>491587,62</text:p>
          </table:table-cell>
          <table:table-cell/>
          <table:table-cell table:formula="of:=([.AG4]-[.B4])/[.B4]*100" office:value-type="float" office:value="1.69298045697582" calcext:value-type="float">
            <text:p>1,69298045697582</text:p>
          </table:table-cell>
          <table:table-cell office:value-type="float" office:value="491753.62" calcext:value-type="float">
            <text:p>491753,62</text:p>
          </table:table-cell>
          <table:table-cell/>
          <table:table-cell table:formula="of:=([.AJ4]-[.B4])/[.B4]*100" office:value-type="float" office:value="1.72732028586708" calcext:value-type="float">
            <text:p>1,72732028586708</text:p>
          </table:table-cell>
          <table:table-cell office:value-type="float" office:value="490846" calcext:value-type="float">
            <text:p>490846</text:p>
          </table:table-cell>
          <table:table-cell/>
          <table:table-cell table:formula="of:=([.AM4]-[.B4])/[.B4]*100" office:value-type="float" office:value="1.53956416840757" calcext:value-type="float">
            <text:p>1,53956416840757</text:p>
          </table:table-cell>
          <table:table-cell office:value-type="float" office:value="491182.86" calcext:value-type="float">
            <text:p>491182,86</text:p>
          </table:table-cell>
          <table:table-cell/>
          <table:table-cell table:formula="of:=([.AP4]-[.B4])/[.B4]*100" office:value-type="float" office:value="1.60924919708411" calcext:value-type="float">
            <text:p>1,60924919708411</text:p>
          </table:table-cell>
          <table:table-cell office:value-type="float" office:value="490622.01" calcext:value-type="float">
            <text:p>490622,01</text:p>
          </table:table-cell>
          <table:table-cell/>
          <table:table-cell table:formula="of:=([.AS4]-[.B4])/[.B4]*100" office:value-type="float" office:value="1.49322815471268" calcext:value-type="float">
            <text:p>1,49322815471268</text:p>
          </table:table-cell>
          <table:table-cell office:value-type="float" office:value="491881.09" calcext:value-type="float">
            <text:p>491881,09</text:p>
          </table:table-cell>
          <table:table-cell/>
          <table:table-cell table:formula="of:=([.AV4]-[.B4])/[.B4]*100" office:value-type="float" office:value="1.75368955085966" calcext:value-type="float">
            <text:p>1,75368955085966</text:p>
          </table:table-cell>
          <table:table-cell office:value-type="float" office:value="491051.01" calcext:value-type="float">
            <text:p>491051,01</text:p>
          </table:table-cell>
          <table:table-cell/>
          <table:table-cell table:formula="of:=([.AY4]-[.B4])/[.B4]*100" office:value-type="float" office:value="1.58197385708827" calcext:value-type="float">
            <text:p>1,58197385708827</text:p>
          </table:table-cell>
          <table:table-cell office:value-type="float" office:value="490521.86" calcext:value-type="float">
            <text:p>490521,86</text:p>
          </table:table-cell>
          <table:table-cell/>
          <table:table-cell table:formula="of:=([.BB4]-[.B4])/[.B4]*100" office:value-type="float" office:value="1.47251048083642" calcext:value-type="float">
            <text:p>1,47251048083642</text:p>
          </table:table-cell>
        </table:table-row>
        <table:table-row table:style-name="ro1">
          <table:covered-table-cell/>
          <table:table-cell office:value-type="float" office:value="487671.27" calcext:value-type="float">
            <text:p>487671,27</text:p>
          </table:table-cell>
          <table:table-cell office:value-type="float" office:value="499317.15" calcext:value-type="float">
            <text:p>499317,15</text:p>
          </table:table-cell>
          <table:table-cell office:value-type="float" office:value="134.6" calcext:value-type="float">
            <text:p>134,6</text:p>
          </table:table-cell>
          <table:table-cell table:formula="of:=([.C5]-[.B5])/[.B5]*100" office:value-type="float" office:value="2.38805948113368" calcext:value-type="float">
            <text:p>2,38805948113368</text:p>
          </table:table-cell>
          <table:table-cell office:value-type="float" office:value="496991.9" calcext:value-type="float">
            <text:p>496991,9</text:p>
          </table:table-cell>
          <table:table-cell office:value-type="float" office:value="53.84" calcext:value-type="float">
            <text:p>53,84</text:p>
          </table:table-cell>
          <table:table-cell table:formula="of:=([.F5]-[.B5])/[.B5]*100" office:value-type="float" office:value="1.91125263540745" calcext:value-type="float">
            <text:p>1,91125263540745</text:p>
          </table:table-cell>
          <table:table-cell office:value-type="float" office:value="496068" calcext:value-type="float">
            <text:p>496068</text:p>
          </table:table-cell>
          <table:table-cell office:value-type="float" office:value="33.42" calcext:value-type="float">
            <text:p>33,42</text:p>
          </table:table-cell>
          <table:table-cell table:formula="of:=([.I5]-[.B5])/[.B5]*100" office:value-type="float" office:value="1.72180124533479" calcext:value-type="float">
            <text:p>1,72180124533479</text:p>
          </table:table-cell>
          <table:table-cell office:value-type="float" office:value="495800" calcext:value-type="float">
            <text:p>495800</text:p>
          </table:table-cell>
          <table:table-cell office:value-type="float" office:value="25.62" calcext:value-type="float">
            <text:p>25,62</text:p>
          </table:table-cell>
          <table:table-cell table:formula="of:=([.L5]-[.B5])/[.B5]*100" office:value-type="float" office:value="1.66684619333839" calcext:value-type="float">
            <text:p>1,66684619333839</text:p>
          </table:table-cell>
          <table:table-cell office:value-type="float" office:value="495914" calcext:value-type="float">
            <text:p>495914</text:p>
          </table:table-cell>
          <table:table-cell office:value-type="float" office:value="19.45" calcext:value-type="float">
            <text:p>19,45</text:p>
          </table:table-cell>
          <table:table-cell table:formula="of:=([.O5]-[.B5])/[.B5]*100" office:value-type="float" office:value="1.69022259605328" calcext:value-type="float">
            <text:p>1,69022259605328</text:p>
          </table:table-cell>
          <table:table-cell office:value-type="float" office:value="496128" calcext:value-type="float">
            <text:p>496128</text:p>
          </table:table-cell>
          <table:table-cell office:value-type="float" office:value="16.49" calcext:value-type="float">
            <text:p>16,49</text:p>
          </table:table-cell>
          <table:table-cell table:formula="of:=([.R5]-[.B5])/[.B5]*100" office:value-type="float" office:value="1.73410461518473" calcext:value-type="float">
            <text:p>1,73410461518473</text:p>
          </table:table-cell>
          <table:table-cell office:value-type="float" office:value="496067" calcext:value-type="float">
            <text:p>496067</text:p>
          </table:table-cell>
          <table:table-cell office:value-type="float" office:value="14.42" calcext:value-type="float">
            <text:p>14,42</text:p>
          </table:table-cell>
          <table:table-cell table:formula="of:=([.U5]-[.B5])/[.B5]*100" office:value-type="float" office:value="1.72159618917062" calcext:value-type="float">
            <text:p>1,72159618917062</text:p>
          </table:table-cell>
          <table:table-cell office:value-type="float" office:value="496241.25" calcext:value-type="float">
            <text:p>496241,25</text:p>
          </table:table-cell>
          <table:table-cell office:value-type="float" office:value="13.37" calcext:value-type="float">
            <text:p>13,37</text:p>
          </table:table-cell>
          <table:table-cell table:formula="of:=([.X5]-[.B5])/[.B5]*100" office:value-type="float" office:value="1.75732722577649" calcext:value-type="float">
            <text:p>1,75732722577649</text:p>
          </table:table-cell>
          <table:table-cell office:value-type="float" office:value="496188.25" calcext:value-type="float">
            <text:p>496188,25</text:p>
          </table:table-cell>
          <table:table-cell office:value-type="float" office:value="12.08" calcext:value-type="float">
            <text:p>12,08</text:p>
          </table:table-cell>
          <table:table-cell table:formula="of:=([.AA5]-[.B5])/[.B5]*100" office:value-type="float" office:value="1.74645924907571" calcext:value-type="float">
            <text:p>1,74645924907571</text:p>
          </table:table-cell>
          <table:table-cell office:value-type="float" office:value="495964.28" calcext:value-type="float">
            <text:p>495964,28</text:p>
          </table:table-cell>
          <table:table-cell office:value-type="float" office:value="10.83" calcext:value-type="float">
            <text:p>10,83</text:p>
          </table:table-cell>
          <table:table-cell table:formula="of:=([.AD5]-[.B5])/[.B5]*100" office:value-type="float" office:value="1.70053281998753" calcext:value-type="float">
            <text:p>1,70053281998753</text:p>
          </table:table-cell>
          <table:table-cell office:value-type="float" office:value="495559" calcext:value-type="float">
            <text:p>495559</text:p>
          </table:table-cell>
          <table:table-cell/>
          <table:table-cell table:formula="of:=([.AG5]-[.B5])/[.B5]*100" office:value-type="float" office:value="1.61742765777446" calcext:value-type="float">
            <text:p>1,61742765777446</text:p>
          </table:table-cell>
          <table:table-cell office:value-type="float" office:value="495560" calcext:value-type="float">
            <text:p>495560</text:p>
          </table:table-cell>
          <table:table-cell/>
          <table:table-cell table:formula="of:=([.AJ5]-[.B5])/[.B5]*100" office:value-type="float" office:value="1.61763271393863" calcext:value-type="float">
            <text:p>1,61763271393863</text:p>
          </table:table-cell>
          <table:table-cell office:value-type="float" office:value="495658" calcext:value-type="float">
            <text:p>495658</text:p>
          </table:table-cell>
          <table:table-cell/>
          <table:table-cell table:formula="of:=([.AM5]-[.B5])/[.B5]*100" office:value-type="float" office:value="1.63772821802687" calcext:value-type="float">
            <text:p>1,63772821802687</text:p>
          </table:table-cell>
          <table:table-cell office:value-type="float" office:value="496070" calcext:value-type="float">
            <text:p>496070</text:p>
          </table:table-cell>
          <table:table-cell/>
          <table:table-cell table:formula="of:=([.AP5]-[.B5])/[.B5]*100" office:value-type="float" office:value="1.72221135766312" calcext:value-type="float">
            <text:p>1,72221135766312</text:p>
          </table:table-cell>
          <table:table-cell office:value-type="float" office:value="495973" calcext:value-type="float">
            <text:p>495973</text:p>
          </table:table-cell>
          <table:table-cell/>
          <table:table-cell table:formula="of:=([.AS5]-[.B5])/[.B5]*100" office:value-type="float" office:value="1.70232090973905" calcext:value-type="float">
            <text:p>1,70232090973905</text:p>
          </table:table-cell>
          <table:table-cell office:value-type="float" office:value="496054" calcext:value-type="float">
            <text:p>496054</text:p>
          </table:table-cell>
          <table:table-cell/>
          <table:table-cell table:formula="of:=([.AV5]-[.B5])/[.B5]*100" office:value-type="float" office:value="1.71893045903647" calcext:value-type="float">
            <text:p>1,71893045903647</text:p>
          </table:table-cell>
          <table:table-cell office:value-type="float" office:value="496834" calcext:value-type="float">
            <text:p>496834</text:p>
          </table:table-cell>
          <table:table-cell/>
          <table:table-cell table:formula="of:=([.AY5]-[.B5])/[.B5]*100" office:value-type="float" office:value="1.87887426708569" calcext:value-type="float">
            <text:p>1,87887426708569</text:p>
          </table:table-cell>
          <table:table-cell office:value-type="float" office:value="494797" calcext:value-type="float">
            <text:p>494797</text:p>
          </table:table-cell>
          <table:table-cell/>
          <table:table-cell table:formula="of:=([.BB5]-[.B5])/[.B5]*100" office:value-type="float" office:value="1.46117486068022" calcext:value-type="float">
            <text:p>1,46117486068022</text:p>
          </table:table-cell>
        </table:table-row>
        <table:table-row table:style-name="ro1">
          <table:covered-table-cell/>
          <table:table-cell office:value-type="float" office:value="501471.06" calcext:value-type="float">
            <text:p>501471,06</text:p>
          </table:table-cell>
          <table:table-cell office:value-type="float" office:value="508666.66" calcext:value-type="float">
            <text:p>508666,66</text:p>
          </table:table-cell>
          <table:table-cell office:value-type="float" office:value="136.95" calcext:value-type="float">
            <text:p>136,95</text:p>
          </table:table-cell>
          <table:table-cell table:formula="of:=([.C6]-[.B6])/[.B6]*100" office:value-type="float" office:value="1.43489835684635" calcext:value-type="float">
            <text:p>1,43489835684635</text:p>
          </table:table-cell>
          <table:table-cell office:value-type="float" office:value="507723.18" calcext:value-type="float">
            <text:p>507723,18</text:p>
          </table:table-cell>
          <table:table-cell office:value-type="float" office:value="53.75" calcext:value-type="float">
            <text:p>53,75</text:p>
          </table:table-cell>
          <table:table-cell table:formula="of:=([.F6]-[.B6])/[.B6]*100" office:value-type="float" office:value="1.24675589454753" calcext:value-type="float">
            <text:p>1,24675589454753</text:p>
          </table:table-cell>
          <table:table-cell office:value-type="float" office:value="507270.18" calcext:value-type="float">
            <text:p>507270,18</text:p>
          </table:table-cell>
          <table:table-cell office:value-type="float" office:value="33.24" calcext:value-type="float">
            <text:p>33,24</text:p>
          </table:table-cell>
          <table:table-cell table:formula="of:=([.I6]-[.B6])/[.B6]*100" office:value-type="float" office:value="1.15642166868014" calcext:value-type="float">
            <text:p>1,15642166868014</text:p>
          </table:table-cell>
          <table:table-cell office:value-type="float" office:value="507273.18" calcext:value-type="float">
            <text:p>507273,18</text:p>
          </table:table-cell>
          <table:table-cell office:value-type="float" office:value="25.33" calcext:value-type="float">
            <text:p>25,33</text:p>
          </table:table-cell>
          <table:table-cell table:formula="of:=([.L6]-[.B6])/[.B6]*100" office:value-type="float" office:value="1.15701990858655" calcext:value-type="float">
            <text:p>1,15701990858655</text:p>
          </table:table-cell>
          <table:table-cell office:value-type="float" office:value="507321.18" calcext:value-type="float">
            <text:p>507321,18</text:p>
          </table:table-cell>
          <table:table-cell office:value-type="float" office:value="19.29" calcext:value-type="float">
            <text:p>19,29</text:p>
          </table:table-cell>
          <table:table-cell table:formula="of:=([.O6]-[.B6])/[.B6]*100" office:value-type="float" office:value="1.16659174708905" calcext:value-type="float">
            <text:p>1,16659174708905</text:p>
          </table:table-cell>
          <table:table-cell office:value-type="float" office:value="507861" calcext:value-type="float">
            <text:p>507861</text:p>
          </table:table-cell>
          <table:table-cell office:value-type="float" office:value="17.02" calcext:value-type="float">
            <text:p>17,02</text:p>
          </table:table-cell>
          <table:table-cell table:formula="of:=([.R6]-[.B6])/[.B6]*100" office:value-type="float" office:value="1.27423903584785" calcext:value-type="float">
            <text:p>1,27423903584785</text:p>
          </table:table-cell>
          <table:table-cell office:value-type="float" office:value="507182.38" calcext:value-type="float">
            <text:p>507182,38</text:p>
          </table:table-cell>
          <table:table-cell office:value-type="float" office:value="14.71" calcext:value-type="float">
            <text:p>14,71</text:p>
          </table:table-cell>
          <table:table-cell table:formula="of:=([.U6]-[.B6])/[.B6]*100" office:value-type="float" office:value="1.13891318075265" calcext:value-type="float">
            <text:p>1,13891318075265</text:p>
          </table:table-cell>
          <table:table-cell office:value-type="float" office:value="506770.54" calcext:value-type="float">
            <text:p>506770,54</text:p>
          </table:table-cell>
          <table:table-cell office:value-type="float" office:value="12.99" calcext:value-type="float">
            <text:p>12,99</text:p>
          </table:table-cell>
          <table:table-cell table:formula="of:=([.X6]-[.B6])/[.B6]*100" office:value-type="float" office:value="1.05678680640115" calcext:value-type="float">
            <text:p>1,05678680640115</text:p>
          </table:table-cell>
          <table:table-cell office:value-type="float" office:value="508219.06" calcext:value-type="float">
            <text:p>508219,06</text:p>
          </table:table-cell>
          <table:table-cell office:value-type="float" office:value="11.82" calcext:value-type="float">
            <text:p>11,82</text:p>
          </table:table-cell>
          <table:table-cell table:formula="of:=([.AA6]-[.B6])/[.B6]*100" office:value-type="float" office:value="1.3456409628105" calcext:value-type="float">
            <text:p>1,3456409628105</text:p>
          </table:table-cell>
          <table:table-cell office:value-type="float" office:value="508519.66" calcext:value-type="float">
            <text:p>508519,66</text:p>
          </table:table-cell>
          <table:table-cell office:value-type="float" office:value="11.2" calcext:value-type="float">
            <text:p>11,2</text:p>
          </table:table-cell>
          <table:table-cell table:formula="of:=([.AD6]-[.B6])/[.B6]*100" office:value-type="float" office:value="1.40558460143243" calcext:value-type="float">
            <text:p>1,40558460143243</text:p>
          </table:table-cell>
          <table:table-cell office:value-type="float" office:value="508250.66" calcext:value-type="float">
            <text:p>508250,66</text:p>
          </table:table-cell>
          <table:table-cell/>
          <table:table-cell table:formula="of:=([.AG6]-[.B6])/[.B6]*100" office:value-type="float" office:value="1.35194242315797" calcext:value-type="float">
            <text:p>1,35194242315797</text:p>
          </table:table-cell>
          <table:table-cell office:value-type="float" office:value="508536.04" calcext:value-type="float">
            <text:p>508536,04</text:p>
          </table:table-cell>
          <table:table-cell/>
          <table:table-cell table:formula="of:=([.AJ6]-[.B6])/[.B6]*100" office:value-type="float" office:value="1.40885099132141" calcext:value-type="float">
            <text:p>1,40885099132141</text:p>
          </table:table-cell>
          <table:table-cell office:value-type="float" office:value="507315.18" calcext:value-type="float">
            <text:p>507315,18</text:p>
          </table:table-cell>
          <table:table-cell/>
          <table:table-cell table:formula="of:=([.AM6]-[.B6])/[.B6]*100" office:value-type="float" office:value="1.16539526727624" calcext:value-type="float">
            <text:p>1,16539526727624</text:p>
          </table:table-cell>
          <table:table-cell office:value-type="float" office:value="507404" calcext:value-type="float">
            <text:p>507404</text:p>
          </table:table-cell>
          <table:table-cell/>
          <table:table-cell table:formula="of:=([.AP6]-[.B6])/[.B6]*100" office:value-type="float" office:value="1.18310715677192" calcext:value-type="float">
            <text:p>1,18310715677192</text:p>
          </table:table-cell>
          <table:table-cell office:value-type="float" office:value="506320" calcext:value-type="float">
            <text:p>506320</text:p>
          </table:table-cell>
          <table:table-cell/>
          <table:table-cell table:formula="of:=([.AS6]-[.B6])/[.B6]*100" office:value-type="float" office:value="0.966943137257014" calcext:value-type="float">
            <text:p>0,966943137257014</text:p>
          </table:table-cell>
          <table:table-cell office:value-type="float" office:value="506815.96" calcext:value-type="float">
            <text:p>506815,96</text:p>
          </table:table-cell>
          <table:table-cell/>
          <table:table-cell table:formula="of:=([.AV6]-[.B6])/[.B6]*100" office:value-type="float" office:value="1.06584415858415" calcext:value-type="float">
            <text:p>1,06584415858415</text:p>
          </table:table-cell>
          <table:table-cell office:value-type="float" office:value="506456.28" calcext:value-type="float">
            <text:p>506456,28</text:p>
          </table:table-cell>
          <table:table-cell/>
          <table:table-cell table:formula="of:=([.AY6]-[.B6])/[.B6]*100" office:value-type="float" office:value="0.994119182072048" calcext:value-type="float">
            <text:p>0,994119182072048</text:p>
          </table:table-cell>
          <table:table-cell office:value-type="float" office:value="507401" calcext:value-type="float">
            <text:p>507401</text:p>
          </table:table-cell>
          <table:table-cell/>
          <table:table-cell table:formula="of:=([.BB6]-[.B6])/[.B6]*100" office:value-type="float" office:value="1.18250891686551" calcext:value-type="float">
            <text:p>1,18250891686551</text:p>
          </table:table-cell>
        </table:table-row>
        <table:table-row table:style-name="ro1">
          <table:covered-table-cell/>
          <table:table-cell office:value-type="float" office:value="491061.61" calcext:value-type="float">
            <text:p>491061,61</text:p>
          </table:table-cell>
          <table:table-cell office:value-type="float" office:value="504019.28" calcext:value-type="float">
            <text:p>504019,28</text:p>
          </table:table-cell>
          <table:table-cell office:value-type="float" office:value="131.7" calcext:value-type="float">
            <text:p>131,7</text:p>
          </table:table-cell>
          <table:table-cell table:formula="of:=([.C7]-[.B7])/[.B7]*100" office:value-type="float" office:value="2.63870555875872" calcext:value-type="float">
            <text:p>2,63870555875872</text:p>
          </table:table-cell>
          <table:table-cell office:value-type="float" office:value="499286.28" calcext:value-type="float">
            <text:p>499286,28</text:p>
          </table:table-cell>
          <table:table-cell office:value-type="float" office:value="53.05" calcext:value-type="float">
            <text:p>53,05</text:p>
          </table:table-cell>
          <table:table-cell table:formula="of:=([.F7]-[.B7])/[.B7]*100" office:value-type="float" office:value="1.67487537867194" calcext:value-type="float">
            <text:p>1,67487537867194</text:p>
          </table:table-cell>
          <table:table-cell office:value-type="float" office:value="501876" calcext:value-type="float">
            <text:p>501876</text:p>
          </table:table-cell>
          <table:table-cell office:value-type="float" office:value="34.01" calcext:value-type="float">
            <text:p>34,01</text:p>
          </table:table-cell>
          <table:table-cell table:formula="of:=([.I7]-[.B7])/[.B7]*100" office:value-type="float" office:value="2.20224708667412" calcext:value-type="float">
            <text:p>2,20224708667412</text:p>
          </table:table-cell>
          <table:table-cell office:value-type="float" office:value="499182.6" calcext:value-type="float">
            <text:p>499182,6</text:p>
          </table:table-cell>
          <table:table-cell office:value-type="float" office:value="25.4" calcext:value-type="float">
            <text:p>25,4</text:p>
          </table:table-cell>
          <table:table-cell table:formula="of:=([.L7]-[.B7])/[.B7]*100" office:value-type="float" office:value="1.65376193834415" calcext:value-type="float">
            <text:p>1,65376193834415</text:p>
          </table:table-cell>
          <table:table-cell office:value-type="float" office:value="499163.6" calcext:value-type="float">
            <text:p>499163,6</text:p>
          </table:table-cell>
          <table:table-cell office:value-type="float" office:value="19.7" calcext:value-type="float">
            <text:p>19,7</text:p>
          </table:table-cell>
          <table:table-cell table:formula="of:=([.O7]-[.B7])/[.B7]*100" office:value-type="float" office:value="1.64989277007421" calcext:value-type="float">
            <text:p>1,64989277007421</text:p>
          </table:table-cell>
          <table:table-cell office:value-type="float" office:value="498193.28" calcext:value-type="float">
            <text:p>498193,28</text:p>
          </table:table-cell>
          <table:table-cell office:value-type="float" office:value="16.88" calcext:value-type="float">
            <text:p>16,88</text:p>
          </table:table-cell>
          <table:table-cell table:formula="of:=([.R7]-[.B7])/[.B7]*100" office:value-type="float" office:value="1.45229638293249" calcext:value-type="float">
            <text:p>1,45229638293249</text:p>
          </table:table-cell>
          <table:table-cell office:value-type="float" office:value="497972.6" calcext:value-type="float">
            <text:p>497972,6</text:p>
          </table:table-cell>
          <table:table-cell office:value-type="float" office:value="14.02" calcext:value-type="float">
            <text:p>14,02</text:p>
          </table:table-cell>
          <table:table-cell table:formula="of:=([.U7]-[.B7])/[.B7]*100" office:value-type="float" office:value="1.40735701167925" calcext:value-type="float">
            <text:p>1,40735701167925</text:p>
          </table:table-cell>
          <table:table-cell office:value-type="float" office:value="498002.6" calcext:value-type="float">
            <text:p>498002,6</text:p>
          </table:table-cell>
          <table:table-cell office:value-type="float" office:value="13.02" calcext:value-type="float">
            <text:p>13,02</text:p>
          </table:table-cell>
          <table:table-cell table:formula="of:=([.X7]-[.B7])/[.B7]*100" office:value-type="float" office:value="1.41346622473705" calcext:value-type="float">
            <text:p>1,41346622473705</text:p>
          </table:table-cell>
          <table:table-cell office:value-type="float" office:value="497943.6" calcext:value-type="float">
            <text:p>497943,6</text:p>
          </table:table-cell>
          <table:table-cell office:value-type="float" office:value="11.79" calcext:value-type="float">
            <text:p>11,79</text:p>
          </table:table-cell>
          <table:table-cell table:formula="of:=([.AA7]-[.B7])/[.B7]*100" office:value-type="float" office:value="1.4014514390567" calcext:value-type="float">
            <text:p>1,4014514390567</text:p>
          </table:table-cell>
          <table:table-cell office:value-type="float" office:value="497943.6" calcext:value-type="float">
            <text:p>497943,6</text:p>
          </table:table-cell>
          <table:table-cell office:value-type="float" office:value="10.81" calcext:value-type="float">
            <text:p>10,81</text:p>
          </table:table-cell>
          <table:table-cell table:formula="of:=([.AD7]-[.B7])/[.B7]*100" office:value-type="float" office:value="1.4014514390567" calcext:value-type="float">
            <text:p>1,4014514390567</text:p>
          </table:table-cell>
          <table:table-cell office:value-type="float" office:value="497285" calcext:value-type="float">
            <text:p>497285</text:p>
          </table:table-cell>
          <table:table-cell/>
          <table:table-cell table:formula="of:=([.AG7]-[.B7])/[.B7]*100" office:value-type="float" office:value="1.2673338483943" calcext:value-type="float">
            <text:p>1,2673338483943</text:p>
          </table:table-cell>
          <table:table-cell office:value-type="float" office:value="497186" calcext:value-type="float">
            <text:p>497186</text:p>
          </table:table-cell>
          <table:table-cell/>
          <table:table-cell table:formula="of:=([.AJ7]-[.B7])/[.B7]*100" office:value-type="float" office:value="1.24717344530354" calcext:value-type="float">
            <text:p>1,24717344530354</text:p>
          </table:table-cell>
          <table:table-cell office:value-type="float" office:value="496596.6" calcext:value-type="float">
            <text:p>496596,6</text:p>
          </table:table-cell>
          <table:table-cell/>
          <table:table-cell table:formula="of:=([.AM7]-[.B7])/[.B7]*100" office:value-type="float" office:value="1.12714777276114" calcext:value-type="float">
            <text:p>1,12714777276114</text:p>
          </table:table-cell>
          <table:table-cell office:value-type="float" office:value="497782.16" calcext:value-type="float">
            <text:p>497782,16</text:p>
          </table:table-cell>
          <table:table-cell/>
          <table:table-cell table:formula="of:=([.AP7]-[.B7])/[.B7]*100" office:value-type="float" office:value="1.36857572718828" calcext:value-type="float">
            <text:p>1,36857572718828</text:p>
          </table:table-cell>
          <table:table-cell office:value-type="float" office:value="497135" calcext:value-type="float">
            <text:p>497135</text:p>
          </table:table-cell>
          <table:table-cell/>
          <table:table-cell table:formula="of:=([.AS7]-[.B7])/[.B7]*100" office:value-type="float" office:value="1.23678778310526" calcext:value-type="float">
            <text:p>1,23678778310526</text:p>
          </table:table-cell>
          <table:table-cell office:value-type="float" office:value="497023" calcext:value-type="float">
            <text:p>497023</text:p>
          </table:table-cell>
          <table:table-cell/>
          <table:table-cell table:formula="of:=([.AV7]-[.B7])/[.B7]*100" office:value-type="float" office:value="1.21398005435612" calcext:value-type="float">
            <text:p>1,21398005435612</text:p>
          </table:table-cell>
          <table:table-cell office:value-type="float" office:value="497392.6" calcext:value-type="float">
            <text:p>497392,6</text:p>
          </table:table-cell>
          <table:table-cell/>
          <table:table-cell table:formula="of:=([.AY7]-[.B7])/[.B7]*100" office:value-type="float" office:value="1.2892455592283" calcext:value-type="float">
            <text:p>1,2892455592283</text:p>
          </table:table-cell>
          <table:table-cell office:value-type="float" office:value="498284.28" calcext:value-type="float">
            <text:p>498284,28</text:p>
          </table:table-cell>
          <table:table-cell/>
          <table:table-cell table:formula="of:=([.BB7]-[.B7])/[.B7]*100" office:value-type="float" office:value="1.47082766254117" calcext:value-type="float">
            <text:p>1,47082766254117</text:p>
          </table:table-cell>
        </table:table-row>
        <table:table-row table:style-name="ro1">
          <table:covered-table-cell/>
          <table:table-cell office:value-type="float" office:value="474966.61" calcext:value-type="float">
            <text:p>474966,61</text:p>
          </table:table-cell>
          <table:table-cell office:value-type="float" office:value="481317.77" calcext:value-type="float">
            <text:p>481317,77</text:p>
          </table:table-cell>
          <table:table-cell office:value-type="float" office:value="132.38" calcext:value-type="float">
            <text:p>132,38</text:p>
          </table:table-cell>
          <table:table-cell table:formula="of:=([.C8]-[.B8])/[.B8]*100" office:value-type="float" office:value="1.33718031252766" calcext:value-type="float">
            <text:p>1,33718031252766</text:p>
          </table:table-cell>
          <table:table-cell office:value-type="float" office:value="481920" calcext:value-type="float">
            <text:p>481920</text:p>
          </table:table-cell>
          <table:table-cell office:value-type="float" office:value="55.47" calcext:value-type="float">
            <text:p>55,47</text:p>
          </table:table-cell>
          <table:table-cell table:formula="of:=([.F8]-[.B8])/[.B8]*100" office:value-type="float" office:value="1.46397448864879" calcext:value-type="float">
            <text:p>1,46397448864879</text:p>
          </table:table-cell>
          <table:table-cell office:value-type="float" office:value="484036.24" calcext:value-type="float">
            <text:p>484036,24</text:p>
          </table:table-cell>
          <table:table-cell office:value-type="float" office:value="34.99" calcext:value-type="float">
            <text:p>34,99</text:p>
          </table:table-cell>
          <table:table-cell table:formula="of:=([.I8]-[.B8])/[.B8]*100" office:value-type="float" office:value="1.90953001938389" calcext:value-type="float">
            <text:p>1,90953001938389</text:p>
          </table:table-cell>
          <table:table-cell office:value-type="float" office:value="479670.72" calcext:value-type="float">
            <text:p>479670,72</text:p>
          </table:table-cell>
          <table:table-cell office:value-type="float" office:value="26.72" calcext:value-type="float">
            <text:p>26,72</text:p>
          </table:table-cell>
          <table:table-cell table:formula="of:=([.L8]-[.B8])/[.B8]*100" office:value-type="float" office:value="0.990408567878063" calcext:value-type="float">
            <text:p>0,990408567878063</text:p>
          </table:table-cell>
          <table:table-cell office:value-type="float" office:value="479723.72" calcext:value-type="float">
            <text:p>479723,72</text:p>
          </table:table-cell>
          <table:table-cell office:value-type="float" office:value="21.13" calcext:value-type="float">
            <text:p>21,13</text:p>
          </table:table-cell>
          <table:table-cell table:formula="of:=([.O8]-[.B8])/[.B8]*100" office:value-type="float" office:value="1.00156724701132" calcext:value-type="float">
            <text:p>1,00156724701132</text:p>
          </table:table-cell>
          <table:table-cell office:value-type="float" office:value="479329.76" calcext:value-type="float">
            <text:p>479329,76</text:p>
          </table:table-cell>
          <table:table-cell office:value-type="float" office:value="18.25" calcext:value-type="float">
            <text:p>18,25</text:p>
          </table:table-cell>
          <table:table-cell table:formula="of:=([.R8]-[.B8])/[.B8]*100" office:value-type="float" office:value="0.918622469061567" calcext:value-type="float">
            <text:p>0,918622469061567</text:p>
          </table:table-cell>
          <table:table-cell office:value-type="float" office:value="480545.6" calcext:value-type="float">
            <text:p>480545,6</text:p>
          </table:table-cell>
          <table:table-cell office:value-type="float" office:value="15.67" calcext:value-type="float">
            <text:p>15,67</text:p>
          </table:table-cell>
          <table:table-cell table:formula="of:=([.U8]-[.B8])/[.B8]*100" office:value-type="float" office:value="1.17460677920075" calcext:value-type="float">
            <text:p>1,17460677920075</text:p>
          </table:table-cell>
          <table:table-cell office:value-type="float" office:value="482817.32" calcext:value-type="float">
            <text:p>482817,32</text:p>
          </table:table-cell>
          <table:table-cell office:value-type="float" office:value="14.9" calcext:value-type="float">
            <text:p>14,9</text:p>
          </table:table-cell>
          <table:table-cell table:formula="of:=([.X8]-[.B8])/[.B8]*100" office:value-type="float" office:value="1.65289724260828" calcext:value-type="float">
            <text:p>1,65289724260828</text:p>
          </table:table-cell>
          <table:table-cell office:value-type="float" office:value="479313.77" calcext:value-type="float">
            <text:p>479313,77</text:p>
          </table:table-cell>
          <table:table-cell office:value-type="float" office:value="12.8" calcext:value-type="float">
            <text:p>12,8</text:p>
          </table:table-cell>
          <table:table-cell table:formula="of:=([.AA8]-[.B8])/[.B8]*100" office:value-type="float" office:value="0.915255916621177" calcext:value-type="float">
            <text:p>0,915255916621177</text:p>
          </table:table-cell>
          <table:table-cell office:value-type="float" office:value="479188" calcext:value-type="float">
            <text:p>479188</text:p>
          </table:table-cell>
          <table:table-cell office:value-type="float" office:value="12.47" calcext:value-type="float">
            <text:p>12,47</text:p>
          </table:table-cell>
          <table:table-cell table:formula="of:=([.AD8]-[.B8])/[.B8]*100" office:value-type="float" office:value="0.888776160496843" calcext:value-type="float">
            <text:p>0,888776160496843</text:p>
          </table:table-cell>
          <table:table-cell office:value-type="float" office:value="479681" calcext:value-type="float">
            <text:p>479681</text:p>
          </table:table-cell>
          <table:table-cell/>
          <table:table-cell table:formula="of:=([.AG8]-[.B8])/[.B8]*100" office:value-type="float" office:value="0.992572930547689" calcext:value-type="float">
            <text:p>0,992572930547689</text:p>
          </table:table-cell>
          <table:table-cell office:value-type="float" office:value="479458.6" calcext:value-type="float">
            <text:p>479458,6</text:p>
          </table:table-cell>
          <table:table-cell/>
          <table:table-cell table:formula="of:=([.AJ8]-[.B8])/[.B8]*100" office:value-type="float" office:value="0.945748586411156" calcext:value-type="float">
            <text:p>0,945748586411156</text:p>
          </table:table-cell>
          <table:table-cell office:value-type="float" office:value="482389" calcext:value-type="float">
            <text:p>482389</text:p>
          </table:table-cell>
          <table:table-cell/>
          <table:table-cell table:formula="of:=([.AM8]-[.B8])/[.B8]*100" office:value-type="float" office:value="1.56271827192232" calcext:value-type="float">
            <text:p>1,56271827192232</text:p>
          </table:table-cell>
          <table:table-cell office:value-type="float" office:value="482215" calcext:value-type="float">
            <text:p>482215</text:p>
          </table:table-cell>
          <table:table-cell/>
          <table:table-cell table:formula="of:=([.AP8]-[.B8])/[.B8]*100" office:value-type="float" office:value="1.52608411778673" calcext:value-type="float">
            <text:p>1,52608411778673</text:p>
          </table:table-cell>
          <table:table-cell office:value-type="float" office:value="479453" calcext:value-type="float">
            <text:p>479453</text:p>
          </table:table-cell>
          <table:table-cell/>
          <table:table-cell table:formula="of:=([.AS8]-[.B8])/[.B8]*100" office:value-type="float" office:value="0.944569556163119" calcext:value-type="float">
            <text:p>0,944569556163119</text:p>
          </table:table-cell>
          <table:table-cell office:value-type="float" office:value="482395" calcext:value-type="float">
            <text:p>482395</text:p>
          </table:table-cell>
          <table:table-cell/>
          <table:table-cell table:formula="of:=([.AV8]-[.B8])/[.B8]*100" office:value-type="float" office:value="1.56398151861665" calcext:value-type="float">
            <text:p>1,56398151861665</text:p>
          </table:table-cell>
          <table:table-cell office:value-type="float" office:value="482167" calcext:value-type="float">
            <text:p>482167</text:p>
          </table:table-cell>
          <table:table-cell/>
          <table:table-cell table:formula="of:=([.AY8]-[.B8])/[.B8]*100" office:value-type="float" office:value="1.51597814423208" calcext:value-type="float">
            <text:p>1,51597814423208</text:p>
          </table:table-cell>
          <table:table-cell office:value-type="float" office:value="479315.6" calcext:value-type="float">
            <text:p>479315,6</text:p>
          </table:table-cell>
          <table:table-cell/>
          <table:table-cell table:formula="of:=([.BB8]-[.B8])/[.B8]*100" office:value-type="float" office:value="0.91564120686294" calcext:value-type="float">
            <text:p>0,91564120686294</text:p>
          </table:table-cell>
        </table:table-row>
        <table:table-row table:style-name="ro1">
          <table:covered-table-cell/>
          <table:table-cell office:value-type="float" office:value="480444" calcext:value-type="float">
            <text:p>480444</text:p>
          </table:table-cell>
          <table:table-cell office:value-type="float" office:value="492107" calcext:value-type="float">
            <text:p>492107</text:p>
          </table:table-cell>
          <table:table-cell office:value-type="float" office:value="133.48" calcext:value-type="float">
            <text:p>133,48</text:p>
          </table:table-cell>
          <table:table-cell table:formula="of:=([.C9]-[.B9])/[.B9]*100" office:value-type="float" office:value="2.42754618644421" calcext:value-type="float">
            <text:p>2,42754618644421</text:p>
          </table:table-cell>
          <table:table-cell office:value-type="float" office:value="489198" calcext:value-type="float">
            <text:p>489198</text:p>
          </table:table-cell>
          <table:table-cell office:value-type="float" office:value="52.7" calcext:value-type="float">
            <text:p>52,7</text:p>
          </table:table-cell>
          <table:table-cell table:formula="of:=([.F9]-[.B9])/[.B9]*100" office:value-type="float" office:value="1.82206459025402" calcext:value-type="float">
            <text:p>1,82206459025402</text:p>
          </table:table-cell>
          <table:table-cell office:value-type="float" office:value="488959" calcext:value-type="float">
            <text:p>488959</text:p>
          </table:table-cell>
          <table:table-cell office:value-type="float" office:value="33.25" calcext:value-type="float">
            <text:p>33,25</text:p>
          </table:table-cell>
          <table:table-cell table:formula="of:=([.I9]-[.B9])/[.B9]*100" office:value-type="float" office:value="1.77231893831539" calcext:value-type="float">
            <text:p>1,77231893831539</text:p>
          </table:table-cell>
          <table:table-cell office:value-type="float" office:value="489111" calcext:value-type="float">
            <text:p>489111</text:p>
          </table:table-cell>
          <table:table-cell office:value-type="float" office:value="24.71" calcext:value-type="float">
            <text:p>24,71</text:p>
          </table:table-cell>
          <table:table-cell table:formula="of:=([.L9]-[.B9])/[.B9]*100" office:value-type="float" office:value="1.80395634038514" calcext:value-type="float">
            <text:p>1,80395634038514</text:p>
          </table:table-cell>
          <table:table-cell office:value-type="float" office:value="489076" calcext:value-type="float">
            <text:p>489076</text:p>
          </table:table-cell>
          <table:table-cell office:value-type="float" office:value="19.83" calcext:value-type="float">
            <text:p>19,83</text:p>
          </table:table-cell>
          <table:table-cell table:formula="of:=([.O9]-[.B9])/[.B9]*100" office:value-type="float" office:value="1.79667141227698" calcext:value-type="float">
            <text:p>1,79667141227698</text:p>
          </table:table-cell>
          <table:table-cell office:value-type="float" office:value="489239" calcext:value-type="float">
            <text:p>489239</text:p>
          </table:table-cell>
          <table:table-cell office:value-type="float" office:value="16.33" calcext:value-type="float">
            <text:p>16,33</text:p>
          </table:table-cell>
          <table:table-cell table:formula="of:=([.R9]-[.B9])/[.B9]*100" office:value-type="float" office:value="1.83059836318072" calcext:value-type="float">
            <text:p>1,83059836318072</text:p>
          </table:table-cell>
          <table:table-cell office:value-type="float" office:value="489616" calcext:value-type="float">
            <text:p>489616</text:p>
          </table:table-cell>
          <table:table-cell office:value-type="float" office:value="15.1" calcext:value-type="float">
            <text:p>15,1</text:p>
          </table:table-cell>
          <table:table-cell table:formula="of:=([.U9]-[.B9])/[.B9]*100" office:value-type="float" office:value="1.90906744594583" calcext:value-type="float">
            <text:p>1,90906744594583</text:p>
          </table:table-cell>
          <table:table-cell office:value-type="float" office:value="488691" calcext:value-type="float">
            <text:p>488691</text:p>
          </table:table-cell>
          <table:table-cell office:value-type="float" office:value="14.2" calcext:value-type="float">
            <text:p>14,2</text:p>
          </table:table-cell>
          <table:table-cell table:formula="of:=([.X9]-[.B9])/[.B9]*100" office:value-type="float" office:value="1.71653720308714" calcext:value-type="float">
            <text:p>1,71653720308714</text:p>
          </table:table-cell>
          <table:table-cell office:value-type="float" office:value="488310.4" calcext:value-type="float">
            <text:p>488310,4</text:p>
          </table:table-cell>
          <table:table-cell office:value-type="float" office:value="12.72" calcext:value-type="float">
            <text:p>12,72</text:p>
          </table:table-cell>
          <table:table-cell table:formula="of:=([.AA9]-[.B9])/[.B9]*100" office:value-type="float" office:value="1.63731881343091" calcext:value-type="float">
            <text:p>1,63731881343091</text:p>
          </table:table-cell>
          <table:table-cell office:value-type="float" office:value="488346.4" calcext:value-type="float">
            <text:p>488346,4</text:p>
          </table:table-cell>
          <table:table-cell office:value-type="float" office:value="11.17" calcext:value-type="float">
            <text:p>11,17</text:p>
          </table:table-cell>
          <table:table-cell table:formula="of:=([.AD9]-[.B9])/[.B9]*100" office:value-type="float" office:value="1.64481188234217" calcext:value-type="float">
            <text:p>1,64481188234217</text:p>
          </table:table-cell>
          <table:table-cell office:value-type="float" office:value="487224" calcext:value-type="float">
            <text:p>487224</text:p>
          </table:table-cell>
          <table:table-cell/>
          <table:table-cell table:formula="of:=([.AG9]-[.B9])/[.B9]*100" office:value-type="float" office:value="1.41119464495342" calcext:value-type="float">
            <text:p>1,41119464495342</text:p>
          </table:table-cell>
          <table:table-cell office:value-type="float" office:value="487350.64" calcext:value-type="float">
            <text:p>487350,64</text:p>
          </table:table-cell>
          <table:table-cell/>
          <table:table-cell table:formula="of:=([.AJ9]-[.B9])/[.B9]*100" office:value-type="float" office:value="1.4375535962568" calcext:value-type="float">
            <text:p>1,4375535962568</text:p>
          </table:table-cell>
          <table:table-cell office:value-type="float" office:value="488149" calcext:value-type="float">
            <text:p>488149</text:p>
          </table:table-cell>
          <table:table-cell/>
          <table:table-cell table:formula="of:=([.AM9]-[.B9])/[.B9]*100" office:value-type="float" office:value="1.60372488781211" calcext:value-type="float">
            <text:p>1,60372488781211</text:p>
          </table:table-cell>
          <table:table-cell office:value-type="float" office:value="488327" calcext:value-type="float">
            <text:p>488327</text:p>
          </table:table-cell>
          <table:table-cell/>
          <table:table-cell table:formula="of:=([.AP9]-[.B9])/[.B9]*100" office:value-type="float" office:value="1.64077395076221" calcext:value-type="float">
            <text:p>1,64077395076221</text:p>
          </table:table-cell>
          <table:table-cell office:value-type="float" office:value="490157" calcext:value-type="float">
            <text:p>490157</text:p>
          </table:table-cell>
          <table:table-cell/>
          <table:table-cell table:formula="of:=([.AS9]-[.B9])/[.B9]*100" office:value-type="float" office:value="2.02167162041778" calcext:value-type="float">
            <text:p>2,02167162041778</text:p>
          </table:table-cell>
          <table:table-cell office:value-type="float" office:value="489528" calcext:value-type="float">
            <text:p>489528</text:p>
          </table:table-cell>
          <table:table-cell/>
          <table:table-cell table:formula="of:=([.AV9]-[.B9])/[.B9]*100" office:value-type="float" office:value="1.89075105527387" calcext:value-type="float">
            <text:p>1,89075105527387</text:p>
          </table:table-cell>
          <table:table-cell office:value-type="float" office:value="489260.24" calcext:value-type="float">
            <text:p>489260,24</text:p>
          </table:table-cell>
          <table:table-cell/>
          <table:table-cell table:formula="of:=([.AY9]-[.B9])/[.B9]*100" office:value-type="float" office:value="1.83501927383836" calcext:value-type="float">
            <text:p>1,83501927383836</text:p>
          </table:table-cell>
          <table:table-cell office:value-type="float" office:value="487797.2" calcext:value-type="float">
            <text:p>487797,2</text:p>
          </table:table-cell>
          <table:table-cell/>
          <table:table-cell table:formula="of:=([.BB9]-[.B9])/[.B9]*100" office:value-type="float" office:value="1.53050095328488" calcext:value-type="float">
            <text:p>1,53050095328488</text:p>
          </table:table-cell>
        </table:table-row>
        <table:table-row table:style-name="ro1">
          <table:covered-table-cell/>
          <table:table-cell office:value-type="float" office:value="478180" calcext:value-type="float">
            <text:p>478180</text:p>
          </table:table-cell>
          <table:table-cell office:value-type="float" office:value="486976" calcext:value-type="float">
            <text:p>486976</text:p>
          </table:table-cell>
          <table:table-cell office:value-type="float" office:value="130.53" calcext:value-type="float">
            <text:p>130,53</text:p>
          </table:table-cell>
          <table:table-cell table:formula="of:=([.C10]-[.B10])/[.B10]*100" office:value-type="float" office:value="1.83947467480865" calcext:value-type="float">
            <text:p>1,83947467480865</text:p>
          </table:table-cell>
          <table:table-cell office:value-type="float" office:value="484826" calcext:value-type="float">
            <text:p>484826</text:p>
          </table:table-cell>
          <table:table-cell office:value-type="float" office:value="50.48" calcext:value-type="float">
            <text:p>50,48</text:p>
          </table:table-cell>
          <table:table-cell table:formula="of:=([.F10]-[.B10])/[.B10]*100" office:value-type="float" office:value="1.38985319335815" calcext:value-type="float">
            <text:p>1,38985319335815</text:p>
          </table:table-cell>
          <table:table-cell office:value-type="float" office:value="486739" calcext:value-type="float">
            <text:p>486739</text:p>
          </table:table-cell>
          <table:table-cell office:value-type="float" office:value="32.12" calcext:value-type="float">
            <text:p>32,12</text:p>
          </table:table-cell>
          <table:table-cell table:formula="of:=([.I10]-[.B10])/[.B10]*100" office:value-type="float" office:value="1.78991174871387" calcext:value-type="float">
            <text:p>1,78991174871387</text:p>
          </table:table-cell>
          <table:table-cell office:value-type="float" office:value="486552" calcext:value-type="float">
            <text:p>486552</text:p>
          </table:table-cell>
          <table:table-cell office:value-type="float" office:value="24.38" calcext:value-type="float">
            <text:p>24,38</text:p>
          </table:table-cell>
          <table:table-cell table:formula="of:=([.L10]-[.B10])/[.B10]*100" office:value-type="float" office:value="1.7508051361412" calcext:value-type="float">
            <text:p>1,7508051361412</text:p>
          </table:table-cell>
          <table:table-cell office:value-type="float" office:value="486552" calcext:value-type="float">
            <text:p>486552</text:p>
          </table:table-cell>
          <table:table-cell office:value-type="float" office:value="18.57" calcext:value-type="float">
            <text:p>18,57</text:p>
          </table:table-cell>
          <table:table-cell table:formula="of:=([.O10]-[.B10])/[.B10]*100" office:value-type="float" office:value="1.7508051361412" calcext:value-type="float">
            <text:p>1,7508051361412</text:p>
          </table:table-cell>
          <table:table-cell office:value-type="float" office:value="486518" calcext:value-type="float">
            <text:p>486518</text:p>
          </table:table-cell>
          <table:table-cell office:value-type="float" office:value="15.96" calcext:value-type="float">
            <text:p>15,96</text:p>
          </table:table-cell>
          <table:table-cell table:formula="of:=([.R10]-[.B10])/[.B10]*100" office:value-type="float" office:value="1.74369484294617" calcext:value-type="float">
            <text:p>1,74369484294617</text:p>
          </table:table-cell>
          <table:table-cell office:value-type="float" office:value="486459" calcext:value-type="float">
            <text:p>486459</text:p>
          </table:table-cell>
          <table:table-cell office:value-type="float" office:value="13.66" calcext:value-type="float">
            <text:p>13,66</text:p>
          </table:table-cell>
          <table:table-cell table:formula="of:=([.U10]-[.B10])/[.B10]*100" office:value-type="float" office:value="1.73135639299009" calcext:value-type="float">
            <text:p>1,73135639299009</text:p>
          </table:table-cell>
          <table:table-cell office:value-type="float" office:value="486137.64" calcext:value-type="float">
            <text:p>486137,64</text:p>
          </table:table-cell>
          <table:table-cell office:value-type="float" office:value="13.21" calcext:value-type="float">
            <text:p>13,21</text:p>
          </table:table-cell>
          <table:table-cell table:formula="of:=([.X10]-[.B10])/[.B10]*100" office:value-type="float" office:value="1.66415157472082" calcext:value-type="float">
            <text:p>1,66415157472082</text:p>
          </table:table-cell>
          <table:table-cell office:value-type="float" office:value="486267" calcext:value-type="float">
            <text:p>486267</text:p>
          </table:table-cell>
          <table:table-cell office:value-type="float" office:value="11.74" calcext:value-type="float">
            <text:p>11,74</text:p>
          </table:table-cell>
          <table:table-cell table:formula="of:=([.AA10]-[.B10])/[.B10]*100" office:value-type="float" office:value="1.69120414906521" calcext:value-type="float">
            <text:p>1,69120414906521</text:p>
          </table:table-cell>
          <table:table-cell office:value-type="float" office:value="486143.32" calcext:value-type="float">
            <text:p>486143,32</text:p>
          </table:table-cell>
          <table:table-cell office:value-type="float" office:value="11.16" calcext:value-type="float">
            <text:p>11,16</text:p>
          </table:table-cell>
          <table:table-cell table:formula="of:=([.AD10]-[.B10])/[.B10]*100" office:value-type="float" office:value="1.66533941193693" calcext:value-type="float">
            <text:p>1,66533941193693</text:p>
          </table:table-cell>
          <table:table-cell office:value-type="float" office:value="486214" calcext:value-type="float">
            <text:p>486214</text:p>
          </table:table-cell>
          <table:table-cell/>
          <table:table-cell table:formula="of:=([.AG10]-[.B10])/[.B10]*100" office:value-type="float" office:value="1.68012045673177" calcext:value-type="float">
            <text:p>1,68012045673177</text:p>
          </table:table-cell>
          <table:table-cell office:value-type="float" office:value="486143.32" calcext:value-type="float">
            <text:p>486143,32</text:p>
          </table:table-cell>
          <table:table-cell/>
          <table:table-cell table:formula="of:=([.AJ10]-[.B10])/[.B10]*100" office:value-type="float" office:value="1.66533941193693" calcext:value-type="float">
            <text:p>1,66533941193693</text:p>
          </table:table-cell>
          <table:table-cell office:value-type="float" office:value="485071" calcext:value-type="float">
            <text:p>485071</text:p>
          </table:table-cell>
          <table:table-cell/>
          <table:table-cell table:formula="of:=([.AM10]-[.B10])/[.B10]*100" office:value-type="float" office:value="1.44108912961646" calcext:value-type="float">
            <text:p>1,44108912961646</text:p>
          </table:table-cell>
          <table:table-cell office:value-type="float" office:value="485026.64" calcext:value-type="float">
            <text:p>485026,64</text:p>
          </table:table-cell>
          <table:table-cell/>
          <table:table-cell table:formula="of:=([.AP10]-[.B10])/[.B10]*100" office:value-type="float" office:value="1.43181228825965" calcext:value-type="float">
            <text:p>1,43181228825965</text:p>
          </table:table-cell>
          <table:table-cell office:value-type="float" office:value="483657.04" calcext:value-type="float">
            <text:p>483657,04</text:p>
          </table:table-cell>
          <table:table-cell/>
          <table:table-cell table:formula="of:=([.AS10]-[.B10])/[.B10]*100" office:value-type="float" office:value="1.14539294826216" calcext:value-type="float">
            <text:p>1,14539294826216</text:p>
          </table:table-cell>
          <table:table-cell office:value-type="float" office:value="483335.04" calcext:value-type="float">
            <text:p>483335,04</text:p>
          </table:table-cell>
          <table:table-cell/>
          <table:table-cell table:formula="of:=([.AV10]-[.B10])/[.B10]*100" office:value-type="float" office:value="1.0780542891798" calcext:value-type="float">
            <text:p>1,0780542891798</text:p>
          </table:table-cell>
          <table:table-cell office:value-type="float" office:value="484977.64" calcext:value-type="float">
            <text:p>484977,64</text:p>
          </table:table-cell>
          <table:table-cell/>
          <table:table-cell table:formula="of:=([.AY10]-[.B10])/[.B10]*100" office:value-type="float" office:value="1.42156510100799" calcext:value-type="float">
            <text:p>1,42156510100799</text:p>
          </table:table-cell>
          <table:table-cell office:value-type="float" office:value="482966.04" calcext:value-type="float">
            <text:p>482966,04</text:p>
          </table:table-cell>
          <table:table-cell/>
          <table:table-cell table:formula="of:=([.BB10]-[.B10])/[.B10]*100" office:value-type="float" office:value="1.00088669538667" calcext:value-type="float">
            <text:p>1,00088669538667</text:p>
          </table:table-cell>
        </table:table-row>
        <table:table-row table:style-name="ro1">
          <table:covered-table-cell/>
          <table:table-cell office:value-type="float" office:value="486496.15" calcext:value-type="float">
            <text:p>486496,15</text:p>
          </table:table-cell>
          <table:table-cell office:value-type="float" office:value="496803" calcext:value-type="float">
            <text:p>496803</text:p>
          </table:table-cell>
          <table:table-cell office:value-type="float" office:value="134.91" calcext:value-type="float">
            <text:p>134,91</text:p>
          </table:table-cell>
          <table:table-cell table:formula="of:=([.C11]-[.B11])/[.B11]*100" office:value-type="float" office:value="2.11858819437728" calcext:value-type="float">
            <text:p>2,11858819437728</text:p>
          </table:table-cell>
          <table:table-cell office:value-type="float" office:value="493577" calcext:value-type="float">
            <text:p>493577</text:p>
          </table:table-cell>
          <table:table-cell office:value-type="float" office:value="55.4" calcext:value-type="float">
            <text:p>55,4</text:p>
          </table:table-cell>
          <table:table-cell table:formula="of:=([.F11]-[.B11])/[.B11]*100" office:value-type="float" office:value="1.45547914407955" calcext:value-type="float">
            <text:p>1,45547914407955</text:p>
          </table:table-cell>
          <table:table-cell office:value-type="float" office:value="492735" calcext:value-type="float">
            <text:p>492735</text:p>
          </table:table-cell>
          <table:table-cell office:value-type="float" office:value="36.61" calcext:value-type="float">
            <text:p>36,61</text:p>
          </table:table-cell>
          <table:table-cell table:formula="of:=([.I11]-[.B11])/[.B11]*100" office:value-type="float" office:value="1.28240480423123" calcext:value-type="float">
            <text:p>1,28240480423123</text:p>
          </table:table-cell>
          <table:table-cell office:value-type="float" office:value="492538" calcext:value-type="float">
            <text:p>492538</text:p>
          </table:table-cell>
          <table:table-cell office:value-type="float" office:value="27.22" calcext:value-type="float">
            <text:p>27,22</text:p>
          </table:table-cell>
          <table:table-cell table:formula="of:=([.L11]-[.B11])/[.B11]*100" office:value-type="float" office:value="1.24191116414795" calcext:value-type="float">
            <text:p>1,24191116414795</text:p>
          </table:table-cell>
          <table:table-cell office:value-type="float" office:value="492712" calcext:value-type="float">
            <text:p>492712</text:p>
          </table:table-cell>
          <table:table-cell office:value-type="float" office:value="22.36" calcext:value-type="float">
            <text:p>22,36</text:p>
          </table:table-cell>
          <table:table-cell table:formula="of:=([.O11]-[.B11])/[.B11]*100" office:value-type="float" office:value="1.27767712036364" calcext:value-type="float">
            <text:p>1,27767712036364</text:p>
          </table:table-cell>
          <table:table-cell office:value-type="float" office:value="492908" calcext:value-type="float">
            <text:p>492908</text:p>
          </table:table-cell>
          <table:table-cell office:value-type="float" office:value="16.99" calcext:value-type="float">
            <text:p>16,99</text:p>
          </table:table-cell>
          <table:table-cell table:formula="of:=([.R11]-[.B11])/[.B11]*100" office:value-type="float" office:value="1.31796520897441" calcext:value-type="float">
            <text:p>1,31796520897441</text:p>
          </table:table-cell>
          <table:table-cell office:value-type="float" office:value="490511" calcext:value-type="float">
            <text:p>490511</text:p>
          </table:table-cell>
          <table:table-cell office:value-type="float" office:value="15.68" calcext:value-type="float">
            <text:p>15,68</text:p>
          </table:table-cell>
          <table:table-cell table:formula="of:=([.U11]-[.B11])/[.B11]*100" office:value-type="float" office:value="0.825258329382458" calcext:value-type="float">
            <text:p>0,825258329382458</text:p>
          </table:table-cell>
          <table:table-cell office:value-type="float" office:value="489810.92" calcext:value-type="float">
            <text:p>489810,92</text:p>
          </table:table-cell>
          <table:table-cell office:value-type="float" office:value="14.04" calcext:value-type="float">
            <text:p>14,04</text:p>
          </table:table-cell>
          <table:table-cell table:formula="of:=([.X11]-[.B11])/[.B11]*100" office:value-type="float" office:value="0.681355854511893" calcext:value-type="float">
            <text:p>0,681355854511893</text:p>
          </table:table-cell>
          <table:table-cell office:value-type="float" office:value="489513" calcext:value-type="float">
            <text:p>489513</text:p>
          </table:table-cell>
          <table:table-cell office:value-type="float" office:value="12.75" calcext:value-type="float">
            <text:p>12,75</text:p>
          </table:table-cell>
          <table:table-cell table:formula="of:=([.AA11]-[.B11])/[.B11]*100" office:value-type="float" office:value="0.620117959823521" calcext:value-type="float">
            <text:p>0,620117959823521</text:p>
          </table:table-cell>
          <table:table-cell office:value-type="float" office:value="489525" calcext:value-type="float">
            <text:p>489525</text:p>
          </table:table-cell>
          <table:table-cell office:value-type="float" office:value="11.9" calcext:value-type="float">
            <text:p>11,9</text:p>
          </table:table-cell>
          <table:table-cell table:formula="of:=([.AD11]-[.B11])/[.B11]*100" office:value-type="float" office:value="0.622584577493568" calcext:value-type="float">
            <text:p>0,622584577493568</text:p>
          </table:table-cell>
          <table:table-cell office:value-type="float" office:value="490139" calcext:value-type="float">
            <text:p>490139</text:p>
          </table:table-cell>
          <table:table-cell/>
          <table:table-cell table:formula="of:=([.AG11]-[.B11])/[.B11]*100" office:value-type="float" office:value="0.74879318161099" calcext:value-type="float">
            <text:p>0,74879318161099</text:p>
          </table:table-cell>
          <table:table-cell office:value-type="float" office:value="489932" calcext:value-type="float">
            <text:p>489932</text:p>
          </table:table-cell>
          <table:table-cell/>
          <table:table-cell table:formula="of:=([.AJ11]-[.B11])/[.B11]*100" office:value-type="float" office:value="0.706244026802674" calcext:value-type="float">
            <text:p>0,706244026802674</text:p>
          </table:table-cell>
          <table:table-cell office:value-type="float" office:value="490124" calcext:value-type="float">
            <text:p>490124</text:p>
          </table:table-cell>
          <table:table-cell/>
          <table:table-cell table:formula="of:=([.AM11]-[.B11])/[.B11]*100" office:value-type="float" office:value="0.745709909523431" calcext:value-type="float">
            <text:p>0,745709909523431</text:p>
          </table:table-cell>
          <table:table-cell office:value-type="float" office:value="489329.28" calcext:value-type="float">
            <text:p>489329,28</text:p>
          </table:table-cell>
          <table:table-cell/>
          <table:table-cell table:formula="of:=([.AP11]-[.B11])/[.B11]*100" office:value-type="float" office:value="0.582354043295102" calcext:value-type="float">
            <text:p>0,582354043295102</text:p>
          </table:table-cell>
          <table:table-cell office:value-type="float" office:value="490581.4" calcext:value-type="float">
            <text:p>490581,4</text:p>
          </table:table-cell>
          <table:table-cell/>
          <table:table-cell table:formula="of:=([.AS11]-[.B11])/[.B11]*100" office:value-type="float" office:value="0.83972915304674" calcext:value-type="float">
            <text:p>0,83972915304674</text:p>
          </table:table-cell>
          <table:table-cell office:value-type="float" office:value="490006.55" calcext:value-type="float">
            <text:p>490006,55</text:p>
          </table:table-cell>
          <table:table-cell/>
          <table:table-cell table:formula="of:=([.AV11]-[.B11])/[.B11]*100" office:value-type="float" office:value="0.721567889077841" calcext:value-type="float">
            <text:p>0,721567889077841</text:p>
          </table:table-cell>
          <table:table-cell office:value-type="float" office:value="489130.28" calcext:value-type="float">
            <text:p>489130,28</text:p>
          </table:table-cell>
          <table:table-cell/>
          <table:table-cell table:formula="of:=([.AY11]-[.B11])/[.B11]*100" office:value-type="float" office:value="0.541449300266817" calcext:value-type="float">
            <text:p>0,541449300266817</text:p>
          </table:table-cell>
          <table:table-cell office:value-type="float" office:value="489319" calcext:value-type="float">
            <text:p>489319</text:p>
          </table:table-cell>
          <table:table-cell/>
          <table:table-cell table:formula="of:=([.BB11]-[.B11])/[.B11]*100" office:value-type="float" office:value="0.580240974157756" calcext:value-type="float">
            <text:p>0,580240974157756</text:p>
          </table:table-cell>
        </table:table-row>
        <table:table-row table:style-name="ro1">
          <table:covered-table-cell/>
          <table:table-cell office:value-type="float" office:value="492493.59" calcext:value-type="float">
            <text:p>492493,59</text:p>
          </table:table-cell>
          <table:table-cell office:value-type="float" office:value="499430" calcext:value-type="float">
            <text:p>499430</text:p>
          </table:table-cell>
          <table:table-cell office:value-type="float" office:value="131.15" calcext:value-type="float">
            <text:p>131,15</text:p>
          </table:table-cell>
          <table:table-cell table:formula="of:=([.C12]-[.B12])/[.B12]*100" office:value-type="float" office:value="1.40842645281941" calcext:value-type="float">
            <text:p>1,40842645281941</text:p>
          </table:table-cell>
          <table:table-cell office:value-type="float" office:value="497501" calcext:value-type="float">
            <text:p>497501</text:p>
          </table:table-cell>
          <table:table-cell office:value-type="float" office:value="54.26" calcext:value-type="float">
            <text:p>54,26</text:p>
          </table:table-cell>
          <table:table-cell table:formula="of:=([.F12]-[.B12])/[.B12]*100" office:value-type="float" office:value="1.01674622810826" calcext:value-type="float">
            <text:p>1,01674622810826</text:p>
          </table:table-cell>
          <table:table-cell office:value-type="float" office:value="496888" calcext:value-type="float">
            <text:p>496888</text:p>
          </table:table-cell>
          <table:table-cell office:value-type="float" office:value="34.03" calcext:value-type="float">
            <text:p>34,03</text:p>
          </table:table-cell>
          <table:table-cell table:formula="of:=([.I12]-[.B12])/[.B12]*100" office:value-type="float" office:value="0.892277603044534" calcext:value-type="float">
            <text:p>0,892277603044534</text:p>
          </table:table-cell>
          <table:table-cell office:value-type="float" office:value="497106" calcext:value-type="float">
            <text:p>497106</text:p>
          </table:table-cell>
          <table:table-cell office:value-type="float" office:value="27.48" calcext:value-type="float">
            <text:p>27,48</text:p>
          </table:table-cell>
          <table:table-cell table:formula="of:=([.L12]-[.B12])/[.B12]*100" office:value-type="float" office:value="0.936542138548437" calcext:value-type="float">
            <text:p>0,936542138548437</text:p>
          </table:table-cell>
          <table:table-cell office:value-type="float" office:value="496496" calcext:value-type="float">
            <text:p>496496</text:p>
          </table:table-cell>
          <table:table-cell office:value-type="float" office:value="21.29" calcext:value-type="float">
            <text:p>21,29</text:p>
          </table:table-cell>
          <table:table-cell table:formula="of:=([.O12]-[.B12])/[.B12]*100" office:value-type="float" office:value="0.812682658468707" calcext:value-type="float">
            <text:p>0,812682658468707</text:p>
          </table:table-cell>
          <table:table-cell office:value-type="float" office:value="496019" calcext:value-type="float">
            <text:p>496019</text:p>
          </table:table-cell>
          <table:table-cell office:value-type="float" office:value="17" calcext:value-type="float">
            <text:p>17</text:p>
          </table:table-cell>
          <table:table-cell table:formula="of:=([.R12]-[.B12])/[.B12]*100" office:value-type="float" office:value="0.715828606012918" calcext:value-type="float">
            <text:p>0,715828606012918</text:p>
          </table:table-cell>
          <table:table-cell office:value-type="float" office:value="496754" calcext:value-type="float">
            <text:p>496754</text:p>
          </table:table-cell>
          <table:table-cell office:value-type="float" office:value="15.97" calcext:value-type="float">
            <text:p>15,97</text:p>
          </table:table-cell>
          <table:table-cell table:formula="of:=([.U12]-[.B12])/[.B12]*100" office:value-type="float" office:value="0.865069127092593" calcext:value-type="float">
            <text:p>0,865069127092593</text:p>
          </table:table-cell>
          <table:table-cell office:value-type="float" office:value="495863" calcext:value-type="float">
            <text:p>495863</text:p>
          </table:table-cell>
          <table:table-cell office:value-type="float" office:value="14.61" calcext:value-type="float">
            <text:p>14,61</text:p>
          </table:table-cell>
          <table:table-cell table:formula="of:=([.X12]-[.B12])/[.B12]*100" office:value-type="float" office:value="0.684153066844987" calcext:value-type="float">
            <text:p>0,684153066844987</text:p>
          </table:table-cell>
          <table:table-cell office:value-type="float" office:value="495814" calcext:value-type="float">
            <text:p>495814</text:p>
          </table:table-cell>
          <table:table-cell office:value-type="float" office:value="11.73" calcext:value-type="float">
            <text:p>11,73</text:p>
          </table:table-cell>
          <table:table-cell table:formula="of:=([.AA12]-[.B12])/[.B12]*100" office:value-type="float" office:value="0.674203698773008" calcext:value-type="float">
            <text:p>0,674203698773008</text:p>
          </table:table-cell>
          <table:table-cell office:value-type="float" office:value="496588" calcext:value-type="float">
            <text:p>496588</text:p>
          </table:table-cell>
          <table:table-cell office:value-type="float" office:value="12.35" calcext:value-type="float">
            <text:p>12,35</text:p>
          </table:table-cell>
          <table:table-cell table:formula="of:=([.AD12]-[.B12])/[.B12]*100" office:value-type="float" office:value="0.831363104644666" calcext:value-type="float">
            <text:p>0,831363104644666</text:p>
          </table:table-cell>
          <table:table-cell office:value-type="float" office:value="495727" calcext:value-type="float">
            <text:p>495727</text:p>
          </table:table-cell>
          <table:table-cell/>
          <table:table-cell table:formula="of:=([.AG12]-[.B12])/[.B12]*100" office:value-type="float" office:value="0.656538494237047" calcext:value-type="float">
            <text:p>0,656538494237047</text:p>
          </table:table-cell>
          <table:table-cell office:value-type="float" office:value="496261" calcext:value-type="float">
            <text:p>496261</text:p>
          </table:table-cell>
          <table:table-cell/>
          <table:table-cell table:formula="of:=([.AJ12]-[.B12])/[.B12]*100" office:value-type="float" office:value="0.764966301388811" calcext:value-type="float">
            <text:p>0,764966301388811</text:p>
          </table:table-cell>
          <table:table-cell office:value-type="float" office:value="494926" calcext:value-type="float">
            <text:p>494926</text:p>
          </table:table-cell>
          <table:table-cell/>
          <table:table-cell table:formula="of:=([.AM12]-[.B12])/[.B12]*100" office:value-type="float" office:value="0.4938967835094" calcext:value-type="float">
            <text:p>0,4938967835094</text:p>
          </table:table-cell>
          <table:table-cell office:value-type="float" office:value="495417" calcext:value-type="float">
            <text:p>495417</text:p>
          </table:table-cell>
          <table:table-cell/>
          <table:table-cell table:formula="of:=([.AP12]-[.B12])/[.B12]*100" office:value-type="float" office:value="0.593593512557184" calcext:value-type="float">
            <text:p>0,593593512557184</text:p>
          </table:table-cell>
          <table:table-cell office:value-type="float" office:value="496138.4" calcext:value-type="float">
            <text:p>496138,4</text:p>
          </table:table-cell>
          <table:table-cell/>
          <table:table-cell table:formula="of:=([.AS12]-[.B12])/[.B12]*100" office:value-type="float" office:value="0.74007257637607" calcext:value-type="float">
            <text:p>0,74007257637607</text:p>
          </table:table-cell>
          <table:table-cell office:value-type="float" office:value="495883.4" calcext:value-type="float">
            <text:p>495883,4</text:p>
          </table:table-cell>
          <table:table-cell/>
          <table:table-cell table:formula="of:=([.AV12]-[.B12])/[.B12]*100" office:value-type="float" office:value="0.688295252736182" calcext:value-type="float">
            <text:p>0,688295252736182</text:p>
          </table:table-cell>
          <table:table-cell office:value-type="float" office:value="496107" calcext:value-type="float">
            <text:p>496107</text:p>
          </table:table-cell>
          <table:table-cell/>
          <table:table-cell table:formula="of:=([.AY12]-[.B12])/[.B12]*100" office:value-type="float" office:value="0.733696858876879" calcext:value-type="float">
            <text:p>0,733696858876879</text:p>
          </table:table-cell>
          <table:table-cell office:value-type="float" office:value="496003.4" calcext:value-type="float">
            <text:p>496003,4</text:p>
          </table:table-cell>
          <table:table-cell/>
          <table:table-cell table:formula="of:=([.BB12]-[.B12])/[.B12]*100" office:value-type="float" office:value="0.712661052096129" calcext:value-type="float">
            <text:p>0,712661052096129</text:p>
          </table:table-cell>
        </table:table-row>
        <table:table-row table:style-name="ro1">
          <table:table-cell/>
          <table:table-cell table:formula="of:=AVERAGE([.B3:.B12])" office:value-type="float" office:value="486705.605" calcext:value-type="float">
            <text:p>486705,605</text:p>
          </table:table-cell>
          <table:table-cell table:formula="of:=AVERAGE([.C3:.C12])" office:value-type="float" office:value="495933.586" calcext:value-type="float">
            <text:p>495933,586</text:p>
          </table:table-cell>
          <table:table-cell table:formula="of:=AVERAGE([.D3:.D12])" office:value-type="float" office:value="134.187" calcext:value-type="float">
            <text:p>134,187</text:p>
          </table:table-cell>
          <table:table-cell table:formula="of:=AVERAGE([.E3:.E12])" office:value-type="float" office:value="1.89642439696748" calcext:value-type="float">
            <text:p>1,89642439696748</text:p>
          </table:table-cell>
          <table:table-cell table:formula="of:=AVERAGE([.F3:.F12])" office:value-type="float" office:value="494174.336" calcext:value-type="float">
            <text:p>494174,336</text:p>
          </table:table-cell>
          <table:table-cell table:formula="of:=AVERAGE([.G3:.G12])" office:value-type="float" office:value="53.632" calcext:value-type="float">
            <text:p>53,632</text:p>
          </table:table-cell>
          <table:table-cell table:formula="of:=AVERAGE([.H3:.H12])" office:value-type="float" office:value="1.53603500893521" calcext:value-type="float">
            <text:p>1,53603500893521</text:p>
          </table:table-cell>
          <table:table-cell table:formula="of:=AVERAGE([.I3:.I12])" office:value-type="float" office:value="494413.642" calcext:value-type="float">
            <text:p>494413,642</text:p>
          </table:table-cell>
          <table:table-cell table:formula="of:=AVERAGE([.J3:.J12])" office:value-type="float" office:value="33.755" calcext:value-type="float">
            <text:p>33,755</text:p>
          </table:table-cell>
          <table:table-cell table:formula="of:=AVERAGE([.K3:.K12])" office:value-type="float" office:value="1.58666011082427" calcext:value-type="float">
            <text:p>1,58666011082427</text:p>
          </table:table-cell>
          <table:table-cell table:formula="of:=AVERAGE([.L3:.L12])" office:value-type="float" office:value="493633.15" calcext:value-type="float">
            <text:p>493633,15</text:p>
          </table:table-cell>
          <table:table-cell table:formula="of:=AVERAGE([.M3:.M12])" office:value-type="float" office:value="25.653" calcext:value-type="float">
            <text:p>25,653</text:p>
          </table:table-cell>
          <table:table-cell table:formula="of:=AVERAGE([.N3:.N12])" office:value-type="float" office:value="1.42439269572903" calcext:value-type="float">
            <text:p>1,42439269572903</text:p>
          </table:table-cell>
          <table:table-cell table:formula="of:=AVERAGE([.O3:.O12])" office:value-type="float" office:value="493757.65" calcext:value-type="float">
            <text:p>493757,65</text:p>
          </table:table-cell>
          <table:table-cell table:formula="of:=AVERAGE([.P3:.P12])" office:value-type="float" office:value="20.077" calcext:value-type="float">
            <text:p>20,077</text:p>
          </table:table-cell>
          <table:table-cell table:formula="of:=AVERAGE([.Q3:.Q12])" office:value-type="float" office:value="1.45039970900551" calcext:value-type="float">
            <text:p>1,45039970900551</text:p>
          </table:table-cell>
          <table:table-cell table:formula="of:=AVERAGE([.R3:.R12])" office:value-type="float" office:value="493504.666" calcext:value-type="float">
            <text:p>493504,666</text:p>
          </table:table-cell>
          <table:table-cell table:formula="of:=AVERAGE([.S3:.S12])" office:value-type="float" office:value="16.71" calcext:value-type="float">
            <text:p>16,71</text:p>
          </table:table-cell>
          <table:table-cell table:formula="of:=AVERAGE([.T3:.T12])" office:value-type="float" office:value="1.39794355768379" calcext:value-type="float">
            <text:p>1,39794355768379</text:p>
          </table:table-cell>
          <table:table-cell table:formula="of:=AVERAGE([.U3:.U12])" office:value-type="float" office:value="493507.083" calcext:value-type="float">
            <text:p>493507,083</text:p>
          </table:table-cell>
          <table:table-cell table:formula="of:=AVERAGE([.V3:.V12])" office:value-type="float" office:value="14.83" calcext:value-type="float">
            <text:p>14,83</text:p>
          </table:table-cell>
          <table:table-cell table:formula="of:=AVERAGE([.W3:.W12])" office:value-type="float" office:value="1.39962501602699" calcext:value-type="float">
            <text:p>1,39962501602699</text:p>
          </table:table-cell>
          <table:table-cell table:formula="of:=AVERAGE([.X3:.X12])" office:value-type="float" office:value="493491.327" calcext:value-type="float">
            <text:p>493491,327</text:p>
          </table:table-cell>
          <table:table-cell table:formula="of:=AVERAGE([.Y3:.Y12])" office:value-type="float" office:value="13.557" calcext:value-type="float">
            <text:p>13,557</text:p>
          </table:table-cell>
          <table:table-cell table:formula="of:=AVERAGE([.Z3:.Z12])" office:value-type="float" office:value="1.39771418268671" calcext:value-type="float">
            <text:p>1,39771418268671</text:p>
          </table:table-cell>
          <table:table-cell table:formula="of:=AVERAGE([.AA3:.AA12])" office:value-type="float" office:value="493023.208" calcext:value-type="float">
            <text:p>493023,208</text:p>
          </table:table-cell>
          <table:table-cell table:formula="of:=AVERAGE([.AB3:.AB12])" office:value-type="float" office:value="12.017" calcext:value-type="float">
            <text:p>12,017</text:p>
          </table:table-cell>
          <table:table-cell table:formula="of:=AVERAGE([.AC3:.AC12])" office:value-type="float" office:value="1.29856998052675" calcext:value-type="float">
            <text:p>1,29856998052675</text:p>
          </table:table-cell>
          <table:table-cell table:formula="of:=AVERAGE([.AD3:.AD12])" office:value-type="float" office:value="493110.126" calcext:value-type="float">
            <text:p>493110,126</text:p>
          </table:table-cell>
          <table:table-cell table:formula="of:=AVERAGE([.AE3:.AE12])" office:value-type="float" office:value="11.397" calcext:value-type="float">
            <text:p>11,397</text:p>
          </table:table-cell>
          <table:table-cell table:formula="of:=AVERAGE([.AF3:.AF12])" office:value-type="float" office:value="1.31600651448499" calcext:value-type="float">
            <text:p>1,31600651448499</text:p>
          </table:table-cell>
          <table:table-cell table:formula="of:=AVERAGE([.AG3:.AG12])" office:value-type="float" office:value="492987.828" calcext:value-type="float">
            <text:p>492987,828</text:p>
          </table:table-cell>
          <table:table-cell/>
          <table:table-cell table:formula="of:=AVERAGE([.AI3:.AI12])" office:value-type="float" office:value="1.29148111310746" calcext:value-type="float">
            <text:p>1,29148111310746</text:p>
          </table:table-cell>
          <table:table-cell table:formula="of:=AVERAGE([.AJ3:.AJ12])" office:value-type="float" office:value="493034.622" calcext:value-type="float">
            <text:p>493034,622</text:p>
          </table:table-cell>
          <table:table-cell/>
          <table:table-cell table:formula="of:=AVERAGE([.AL3:.AL12])" office:value-type="float" office:value="1.30073652424838" calcext:value-type="float">
            <text:p>1,30073652424838</text:p>
          </table:table-cell>
          <table:table-cell table:formula="of:=AVERAGE([.AM3:.AM12])" office:value-type="float" office:value="492923.978" calcext:value-type="float">
            <text:p>492923,978</text:p>
          </table:table-cell>
          <table:table-cell/>
          <table:table-cell table:formula="of:=AVERAGE([.AO3:.AO12])" office:value-type="float" office:value="1.28035102921123" calcext:value-type="float">
            <text:p>1,28035102921123</text:p>
          </table:table-cell>
          <table:table-cell table:formula="of:=AVERAGE([.AP3:.AP12])" office:value-type="float" office:value="493108.094" calcext:value-type="float">
            <text:p>493108,094</text:p>
          </table:table-cell>
          <table:table-cell/>
          <table:table-cell table:formula="of:=AVERAGE([.AR3:.AR12])" office:value-type="float" office:value="1.31772999923722" calcext:value-type="float">
            <text:p>1,31772999923722</text:p>
          </table:table-cell>
          <table:table-cell table:formula="of:=AVERAGE([.AS3:.AS12])" office:value-type="float" office:value="492760.185" calcext:value-type="float">
            <text:p>492760,185</text:p>
          </table:table-cell>
          <table:table-cell/>
          <table:table-cell table:formula="of:=AVERAGE([.AU3:.AU12])" office:value-type="float" office:value="1.24550192862363" calcext:value-type="float">
            <text:p>1,24550192862363</text:p>
          </table:table-cell>
          <table:table-cell table:formula="of:=AVERAGE([.AV3:.AV12])" office:value-type="float" office:value="493078.004" calcext:value-type="float">
            <text:p>493078,004</text:p>
          </table:table-cell>
          <table:table-cell/>
          <table:table-cell table:formula="of:=AVERAGE([.AX3:.AX12])" office:value-type="float" office:value="1.31190878478395" calcext:value-type="float">
            <text:p>1,31190878478395</text:p>
          </table:table-cell>
          <table:table-cell table:formula="of:=AVERAGE([.AY3:.AY12])" office:value-type="float" office:value="493140.04" calcext:value-type="float">
            <text:p>493140,04</text:p>
          </table:table-cell>
          <table:table-cell/>
          <table:table-cell table:formula="of:=AVERAGE([.BA3:.BA12])" office:value-type="float" office:value="1.3249804106724" calcext:value-type="float">
            <text:p>1,3249804106724</text:p>
          </table:table-cell>
          <table:table-cell table:formula="of:=AVERAGE([.BB3:.BB12])" office:value-type="float" office:value="492465.458" calcext:value-type="float">
            <text:p>492465,458</text:p>
          </table:table-cell>
          <table:table-cell/>
          <table:table-cell table:formula="of:=AVERAGE([.BD3:.BD12])" office:value-type="float" office:value="1.18306419711679" calcext:value-type="float">
            <text:p>1,18306419711679</text:p>
          </table:table-cell>
        </table:table-row>
      </table:table>
      <table:table table:name="Feuille2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fSize = 75</text:p>
          </table:table-cell>
          <table:table-cell table:style-name="ce1" office:value-type="string" calcext:value-type="string" table:number-columns-spanned="1" table:number-rows-spanned="2">
            <text:p>CLSPM OBJ</text:p>
          </table:table-cell>
          <table:table-cell table:style-name="ce1" office:value-type="string" calcext:value-type="string" table:number-columns-spanned="3" table:number-rows-spanned="1">
            <text:p>RfOverlap = 0,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4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6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7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8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Overlap = 0,9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30-25 </text:p>
          </table:table-cell>
          <table:table-cell office:value-type="float" office:value="490868.07" calcext:value-type="float">
            <text:p>490868,07</text:p>
          </table:table-cell>
          <table:table-cell office:value-type="float" office:value="497820" calcext:value-type="float">
            <text:p>497820</text:p>
          </table:table-cell>
          <table:table-cell office:value-type="float" office:value="17.56" calcext:value-type="float">
            <text:p>17,56</text:p>
          </table:table-cell>
          <table:table-cell table:formula="of:=([.C3]-[.B3])/[.B3]*100" office:value-type="float" office:value="1.41625223249905" calcext:value-type="float">
            <text:p>1,41625223249905</text:p>
          </table:table-cell>
          <table:table-cell office:value-type="float" office:value="498247" calcext:value-type="float">
            <text:p>498247</text:p>
          </table:table-cell>
          <table:table-cell office:value-type="float" office:value="11.18" calcext:value-type="float">
            <text:p>11,18</text:p>
          </table:table-cell>
          <table:table-cell table:formula="of:=([.F3]-[.B3])/[.B3]*100" office:value-type="float" office:value="1.50324098285716" calcext:value-type="float">
            <text:p>1,50324098285716</text:p>
          </table:table-cell>
          <table:table-cell office:value-type="float" office:value="497976" calcext:value-type="float">
            <text:p>497976</text:p>
          </table:table-cell>
          <table:table-cell office:value-type="float" office:value="8.93" calcext:value-type="float">
            <text:p>8,93</text:p>
          </table:table-cell>
          <table:table-cell table:formula="of:=([.I3]-[.B3])/[.B3]*100" office:value-type="float" office:value="1.44803266588515" calcext:value-type="float">
            <text:p>1,44803266588515</text:p>
          </table:table-cell>
          <table:table-cell office:value-type="float" office:value="497858" calcext:value-type="float">
            <text:p>497858</text:p>
          </table:table-cell>
          <table:table-cell office:value-type="float" office:value="7.19" calcext:value-type="float">
            <text:p>7,19</text:p>
          </table:table-cell>
          <table:table-cell table:formula="of:=([.L3]-[.B3])/[.B3]*100" office:value-type="float" office:value="1.42399362011874" calcext:value-type="float">
            <text:p>1,42399362011874</text:p>
          </table:table-cell>
          <table:table-cell office:value-type="float" office:value="497945" calcext:value-type="float">
            <text:p>497945</text:p>
          </table:table-cell>
          <table:table-cell office:value-type="float" office:value="6.46" calcext:value-type="float">
            <text:p>6,46</text:p>
          </table:table-cell>
          <table:table-cell table:formula="of:=([.O3]-[.B3])/[.B3]*100" office:value-type="float" office:value="1.4417173233533" calcext:value-type="float">
            <text:p>1,4417173233533</text:p>
          </table:table-cell>
          <table:table-cell office:value-type="float" office:value="497942" calcext:value-type="float">
            <text:p>497942</text:p>
          </table:table-cell>
          <table:table-cell office:value-type="float" office:value="5.52" calcext:value-type="float">
            <text:p>5,52</text:p>
          </table:table-cell>
          <table:table-cell table:formula="of:=([.R3]-[.B3])/[.B3]*100" office:value-type="float" office:value="1.4411061611728" calcext:value-type="float">
            <text:p>1,4411061611728</text:p>
          </table:table-cell>
          <table:table-cell office:value-type="float" office:value="498021" calcext:value-type="float">
            <text:p>498021</text:p>
          </table:table-cell>
          <table:table-cell office:value-type="float" office:value="4.94" calcext:value-type="float">
            <text:p>4,94</text:p>
          </table:table-cell>
          <table:table-cell table:formula="of:=([.U3]-[.B3])/[.B3]*100" office:value-type="float" office:value="1.45720009859268" calcext:value-type="float">
            <text:p>1,45720009859268</text:p>
          </table:table-cell>
          <table:table-cell office:value-type="float" office:value="498058" calcext:value-type="float">
            <text:p>498058</text:p>
          </table:table-cell>
          <table:table-cell office:value-type="float" office:value="5.03" calcext:value-type="float">
            <text:p>5,03</text:p>
          </table:table-cell>
          <table:table-cell table:formula="of:=([.X3]-[.B3])/[.B3]*100" office:value-type="float" office:value="1.46473776548554" calcext:value-type="float">
            <text:p>1,46473776548554</text:p>
          </table:table-cell>
        </table:table-row>
        <table:table-row table:style-name="ro1">
          <table:covered-table-cell/>
          <table:table-cell office:value-type="float" office:value="483403.69" calcext:value-type="float">
            <text:p>483403,69</text:p>
          </table:table-cell>
          <table:table-cell office:value-type="float" office:value="489191.01" calcext:value-type="float">
            <text:p>489191,01</text:p>
          </table:table-cell>
          <table:table-cell office:value-type="float" office:value="19.68" calcext:value-type="float">
            <text:p>19,68</text:p>
          </table:table-cell>
          <table:table-cell table:formula="of:=([.C4]-[.B4])/[.B4]*100" office:value-type="float" office:value="1.19720228035496" calcext:value-type="float">
            <text:p>1,19720228035496</text:p>
          </table:table-cell>
          <table:table-cell office:value-type="float" office:value="490848.39" calcext:value-type="float">
            <text:p>490848,39</text:p>
          </table:table-cell>
          <table:table-cell office:value-type="float" office:value="12.93" calcext:value-type="float">
            <text:p>12,93</text:p>
          </table:table-cell>
          <table:table-cell table:formula="of:=([.F4]-[.B4])/[.B4]*100" office:value-type="float" office:value="1.54005857919703" calcext:value-type="float">
            <text:p>1,54005857919703</text:p>
          </table:table-cell>
          <table:table-cell office:value-type="float" office:value="490622.01" calcext:value-type="float">
            <text:p>490622,01</text:p>
          </table:table-cell>
          <table:table-cell office:value-type="float" office:value="10" calcext:value-type="float">
            <text:p>10</text:p>
          </table:table-cell>
          <table:table-cell table:formula="of:=([.I4]-[.B4])/[.B4]*100" office:value-type="float" office:value="1.49322815471268" calcext:value-type="float">
            <text:p>1,49322815471268</text:p>
          </table:table-cell>
          <table:table-cell office:value-type="float" office:value="491176.39" calcext:value-type="float">
            <text:p>491176,39</text:p>
          </table:table-cell>
          <table:table-cell office:value-type="float" office:value="8.13" calcext:value-type="float">
            <text:p>8,13</text:p>
          </table:table-cell>
          <table:table-cell table:formula="of:=([.L4]-[.B4])/[.B4]*100" office:value-type="float" office:value="1.60791077122312" calcext:value-type="float">
            <text:p>1,60791077122312</text:p>
          </table:table-cell>
          <table:table-cell office:value-type="float" office:value="491007" calcext:value-type="float">
            <text:p>491007</text:p>
          </table:table-cell>
          <table:table-cell office:value-type="float" office:value="7.14" calcext:value-type="float">
            <text:p>7,14</text:p>
          </table:table-cell>
          <table:table-cell table:formula="of:=([.O4]-[.B4])/[.B4]*100" office:value-type="float" office:value="1.5728696651033" calcext:value-type="float">
            <text:p>1,5728696651033</text:p>
          </table:table-cell>
          <table:table-cell office:value-type="float" office:value="490941" calcext:value-type="float">
            <text:p>490941</text:p>
          </table:table-cell>
          <table:table-cell office:value-type="float" office:value="5.99" calcext:value-type="float">
            <text:p>5,99</text:p>
          </table:table-cell>
          <table:table-cell table:formula="of:=([.R4]-[.B4])/[.B4]*100" office:value-type="float" office:value="1.55921648012244" calcext:value-type="float">
            <text:p>1,55921648012244</text:p>
          </table:table-cell>
          <table:table-cell office:value-type="float" office:value="491803" calcext:value-type="float">
            <text:p>491803</text:p>
          </table:table-cell>
          <table:table-cell office:value-type="float" office:value="5.45" calcext:value-type="float">
            <text:p>5,45</text:p>
          </table:table-cell>
          <table:table-cell table:formula="of:=([.U4]-[.B4])/[.B4]*100" office:value-type="float" office:value="1.73753535063003" calcext:value-type="float">
            <text:p>1,73753535063003</text:p>
          </table:table-cell>
          <table:table-cell office:value-type="float" office:value="492003" calcext:value-type="float">
            <text:p>492003</text:p>
          </table:table-cell>
          <table:table-cell office:value-type="float" office:value="4.85" calcext:value-type="float">
            <text:p>4,85</text:p>
          </table:table-cell>
          <table:table-cell table:formula="of:=([.X4]-[.B4])/[.B4]*100" office:value-type="float" office:value="1.77890863845081" calcext:value-type="float">
            <text:p>1,77890863845081</text:p>
          </table:table-cell>
        </table:table-row>
        <table:table-row table:style-name="ro1">
          <table:covered-table-cell/>
          <table:table-cell office:value-type="float" office:value="487671.27" calcext:value-type="float">
            <text:p>487671,27</text:p>
          </table:table-cell>
          <table:table-cell office:value-type="float" office:value="496358" calcext:value-type="float">
            <text:p>496358</text:p>
          </table:table-cell>
          <table:table-cell office:value-type="float" office:value="17.9" calcext:value-type="float">
            <text:p>17,9</text:p>
          </table:table-cell>
          <table:table-cell table:formula="of:=([.C5]-[.B5])/[.B5]*100" office:value-type="float" office:value="1.78126753294283" calcext:value-type="float">
            <text:p>1,78126753294283</text:p>
          </table:table-cell>
          <table:table-cell office:value-type="float" office:value="496170" calcext:value-type="float">
            <text:p>496170</text:p>
          </table:table-cell>
          <table:table-cell office:value-type="float" office:value="11.75" calcext:value-type="float">
            <text:p>11,75</text:p>
          </table:table-cell>
          <table:table-cell table:formula="of:=([.F5]-[.B5])/[.B5]*100" office:value-type="float" office:value="1.74271697407969" calcext:value-type="float">
            <text:p>1,74271697407969</text:p>
          </table:table-cell>
          <table:table-cell office:value-type="float" office:value="495973" calcext:value-type="float">
            <text:p>495973</text:p>
          </table:table-cell>
          <table:table-cell office:value-type="float" office:value="8.97" calcext:value-type="float">
            <text:p>8,97</text:p>
          </table:table-cell>
          <table:table-cell table:formula="of:=([.I5]-[.B5])/[.B5]*100" office:value-type="float" office:value="1.70232090973905" calcext:value-type="float">
            <text:p>1,70232090973905</text:p>
          </table:table-cell>
          <table:table-cell office:value-type="float" office:value="496062" calcext:value-type="float">
            <text:p>496062</text:p>
          </table:table-cell>
          <table:table-cell office:value-type="float" office:value="7.61" calcext:value-type="float">
            <text:p>7,61</text:p>
          </table:table-cell>
          <table:table-cell table:formula="of:=([.L5]-[.B5])/[.B5]*100" office:value-type="float" office:value="1.7205709083498" calcext:value-type="float">
            <text:p>1,7205709083498</text:p>
          </table:table-cell>
          <table:table-cell office:value-type="float" office:value="496703.25" calcext:value-type="float">
            <text:p>496703,25</text:p>
          </table:table-cell>
          <table:table-cell office:value-type="float" office:value="6.56" calcext:value-type="float">
            <text:p>6,56</text:p>
          </table:table-cell>
          <table:table-cell table:formula="of:=([.O5]-[.B5])/[.B5]*100" office:value-type="float" office:value="1.85206317362103" calcext:value-type="float">
            <text:p>1,85206317362103</text:p>
          </table:table-cell>
          <table:table-cell office:value-type="float" office:value="495997" calcext:value-type="float">
            <text:p>495997</text:p>
          </table:table-cell>
          <table:table-cell office:value-type="float" office:value="5.8" calcext:value-type="float">
            <text:p>5,8</text:p>
          </table:table-cell>
          <table:table-cell table:formula="of:=([.R5]-[.B5])/[.B5]*100" office:value-type="float" office:value="1.70724225767903" calcext:value-type="float">
            <text:p>1,70724225767903</text:p>
          </table:table-cell>
          <table:table-cell office:value-type="float" office:value="495876" calcext:value-type="float">
            <text:p>495876</text:p>
          </table:table-cell>
          <table:table-cell office:value-type="float" office:value="4.92" calcext:value-type="float">
            <text:p>4,92</text:p>
          </table:table-cell>
          <table:table-cell table:formula="of:=([.U5]-[.B5])/[.B5]*100" office:value-type="float" office:value="1.68243046181498" calcext:value-type="float">
            <text:p>1,68243046181498</text:p>
          </table:table-cell>
          <table:table-cell office:value-type="float" office:value="496561.25" calcext:value-type="float">
            <text:p>496561,25</text:p>
          </table:table-cell>
          <table:table-cell office:value-type="float" office:value="5.07" calcext:value-type="float">
            <text:p>5,07</text:p>
          </table:table-cell>
          <table:table-cell table:formula="of:=([.X5]-[.B5])/[.B5]*100" office:value-type="float" office:value="1.82294519830951" calcext:value-type="float">
            <text:p>1,82294519830951</text:p>
          </table:table-cell>
        </table:table-row>
        <table:table-row table:style-name="ro1">
          <table:covered-table-cell/>
          <table:table-cell office:value-type="float" office:value="501471.06" calcext:value-type="float">
            <text:p>501471,06</text:p>
          </table:table-cell>
          <table:table-cell office:value-type="float" office:value="506553" calcext:value-type="float">
            <text:p>506553</text:p>
          </table:table-cell>
          <table:table-cell office:value-type="float" office:value="19.03" calcext:value-type="float">
            <text:p>19,03</text:p>
          </table:table-cell>
          <table:table-cell table:formula="of:=([.C6]-[.B6])/[.B6]*100" office:value-type="float" office:value="1.01340643665459" calcext:value-type="float">
            <text:p>1,01340643665459</text:p>
          </table:table-cell>
          <table:table-cell office:value-type="float" office:value="506269" calcext:value-type="float">
            <text:p>506269</text:p>
          </table:table-cell>
          <table:table-cell office:value-type="float" office:value="11.62" calcext:value-type="float">
            <text:p>11,62</text:p>
          </table:table-cell>
          <table:table-cell table:formula="of:=([.F6]-[.B6])/[.B6]*100" office:value-type="float" office:value="0.956773058848102" calcext:value-type="float">
            <text:p>0,956773058848102</text:p>
          </table:table-cell>
          <table:table-cell office:value-type="float" office:value="506320" calcext:value-type="float">
            <text:p>506320</text:p>
          </table:table-cell>
          <table:table-cell office:value-type="float" office:value="8" calcext:value-type="float">
            <text:p>8</text:p>
          </table:table-cell>
          <table:table-cell table:formula="of:=([.I6]-[.B6])/[.B6]*100" office:value-type="float" office:value="0.966943137257014" calcext:value-type="float">
            <text:p>0,966943137257014</text:p>
          </table:table-cell>
          <table:table-cell office:value-type="float" office:value="507477" calcext:value-type="float">
            <text:p>507477</text:p>
          </table:table-cell>
          <table:table-cell office:value-type="float" office:value="7.44" calcext:value-type="float">
            <text:p>7,44</text:p>
          </table:table-cell>
          <table:table-cell table:formula="of:=([.L6]-[.B6])/[.B6]*100" office:value-type="float" office:value="1.19766432782781" calcext:value-type="float">
            <text:p>1,19766432782781</text:p>
          </table:table-cell>
          <table:table-cell office:value-type="float" office:value="507438.66" calcext:value-type="float">
            <text:p>507438,66</text:p>
          </table:table-cell>
          <table:table-cell office:value-type="float" office:value="6.59" calcext:value-type="float">
            <text:p>6,59</text:p>
          </table:table-cell>
          <table:table-cell table:formula="of:=([.O6]-[.B6])/[.B6]*100" office:value-type="float" office:value="1.19001882182393" calcext:value-type="float">
            <text:p>1,19001882182393</text:p>
          </table:table-cell>
          <table:table-cell office:value-type="float" office:value="507698.46" calcext:value-type="float">
            <text:p>507698,46</text:p>
          </table:table-cell>
          <table:table-cell office:value-type="float" office:value="5.57" calcext:value-type="float">
            <text:p>5,57</text:p>
          </table:table-cell>
          <table:table-cell table:formula="of:=([.R6]-[.B6])/[.B6]*100" office:value-type="float" office:value="1.24182639771875" calcext:value-type="float">
            <text:p>1,24182639771875</text:p>
          </table:table-cell>
          <table:table-cell office:value-type="float" office:value="507960" calcext:value-type="float">
            <text:p>507960</text:p>
          </table:table-cell>
          <table:table-cell office:value-type="float" office:value="5.57" calcext:value-type="float">
            <text:p>5,57</text:p>
          </table:table-cell>
          <table:table-cell table:formula="of:=([.U6]-[.B6])/[.B6]*100" office:value-type="float" office:value="1.29398095275927" calcext:value-type="float">
            <text:p>1,29398095275927</text:p>
          </table:table-cell>
          <table:table-cell office:value-type="float" office:value="507207" calcext:value-type="float">
            <text:p>507207</text:p>
          </table:table-cell>
          <table:table-cell office:value-type="float" office:value="5.04" calcext:value-type="float">
            <text:p>5,04</text:p>
          </table:table-cell>
          <table:table-cell table:formula="of:=([.X6]-[.B6])/[.B6]*100" office:value-type="float" office:value="1.14382273625122" calcext:value-type="float">
            <text:p>1,14382273625122</text:p>
          </table:table-cell>
        </table:table-row>
        <table:table-row table:style-name="ro1">
          <table:covered-table-cell/>
          <table:table-cell office:value-type="float" office:value="491061.61" calcext:value-type="float">
            <text:p>491061,61</text:p>
          </table:table-cell>
          <table:table-cell office:value-type="float" office:value="497634.28" calcext:value-type="float">
            <text:p>497634,28</text:p>
          </table:table-cell>
          <table:table-cell office:value-type="float" office:value="19.61" calcext:value-type="float">
            <text:p>19,61</text:p>
          </table:table-cell>
          <table:table-cell table:formula="of:=([.C7]-[.B7])/[.B7]*100" office:value-type="float" office:value="1.33846137962201" calcext:value-type="float">
            <text:p>1,33846137962201</text:p>
          </table:table-cell>
          <table:table-cell office:value-type="float" office:value="498004.28" calcext:value-type="float">
            <text:p>498004,28</text:p>
          </table:table-cell>
          <table:table-cell office:value-type="float" office:value="13" calcext:value-type="float">
            <text:p>13</text:p>
          </table:table-cell>
          <table:table-cell table:formula="of:=([.F7]-[.B7])/[.B7]*100" office:value-type="float" office:value="1.4138083406683" calcext:value-type="float">
            <text:p>1,4138083406683</text:p>
          </table:table-cell>
          <table:table-cell office:value-type="float" office:value="497135" calcext:value-type="float">
            <text:p>497135</text:p>
          </table:table-cell>
          <table:table-cell office:value-type="float" office:value="9.76" calcext:value-type="float">
            <text:p>9,76</text:p>
          </table:table-cell>
          <table:table-cell table:formula="of:=([.I7]-[.B7])/[.B7]*100" office:value-type="float" office:value="1.23678778310526" calcext:value-type="float">
            <text:p>1,23678778310526</text:p>
          </table:table-cell>
          <table:table-cell office:value-type="float" office:value="497830.88" calcext:value-type="float">
            <text:p>497830,88</text:p>
          </table:table-cell>
          <table:table-cell office:value-type="float" office:value="8.64" calcext:value-type="float">
            <text:p>8,64</text:p>
          </table:table-cell>
          <table:table-cell table:formula="of:=([.L7]-[.B7])/[.B7]*100" office:value-type="float" office:value="1.37849708919417" calcext:value-type="float">
            <text:p>1,37849708919417</text:p>
          </table:table-cell>
          <table:table-cell office:value-type="float" office:value="497700.6" calcext:value-type="float">
            <text:p>497700,6</text:p>
          </table:table-cell>
          <table:table-cell office:value-type="float" office:value="7.1" calcext:value-type="float">
            <text:p>7,1</text:p>
          </table:table-cell>
          <table:table-cell table:formula="of:=([.O7]-[.B7])/[.B7]*100" office:value-type="float" office:value="1.35196681328846" calcext:value-type="float">
            <text:p>1,35196681328846</text:p>
          </table:table-cell>
          <table:table-cell office:value-type="float" office:value="498192.62" calcext:value-type="float">
            <text:p>498192,62</text:p>
          </table:table-cell>
          <table:table-cell office:value-type="float" office:value="6.72" calcext:value-type="float">
            <text:p>6,72</text:p>
          </table:table-cell>
          <table:table-cell table:formula="of:=([.R7]-[.B7])/[.B7]*100" office:value-type="float" office:value="1.45216198024521" calcext:value-type="float">
            <text:p>1,45216198024521</text:p>
          </table:table-cell>
          <table:table-cell office:value-type="float" office:value="498126.28" calcext:value-type="float">
            <text:p>498126,28</text:p>
          </table:table-cell>
          <table:table-cell office:value-type="float" office:value="5.67" calcext:value-type="float">
            <text:p>5,67</text:p>
          </table:table-cell>
          <table:table-cell table:formula="of:=([.U7]-[.B7])/[.B7]*100" office:value-type="float" office:value="1.43865247377005" calcext:value-type="float">
            <text:p>1,43865247377005</text:p>
          </table:table-cell>
          <table:table-cell office:value-type="float" office:value="498138" calcext:value-type="float">
            <text:p>498138</text:p>
          </table:table-cell>
          <table:table-cell office:value-type="float" office:value="5.31" calcext:value-type="float">
            <text:p>5,31</text:p>
          </table:table-cell>
          <table:table-cell table:formula="of:=([.X7]-[.B7])/[.B7]*100" office:value-type="float" office:value="1.4410391396713" calcext:value-type="float">
            <text:p>1,4410391396713</text:p>
          </table:table-cell>
        </table:table-row>
        <table:table-row table:style-name="ro1">
          <table:covered-table-cell/>
          <table:table-cell office:value-type="float" office:value="474966.61" calcext:value-type="float">
            <text:p>474966,61</text:p>
          </table:table-cell>
          <table:table-cell office:value-type="float" office:value="479333" calcext:value-type="float">
            <text:p>479333</text:p>
          </table:table-cell>
          <table:table-cell office:value-type="float" office:value="20.18" calcext:value-type="float">
            <text:p>20,18</text:p>
          </table:table-cell>
          <table:table-cell table:formula="of:=([.C8]-[.B8])/[.B8]*100" office:value-type="float" office:value="0.919304622276504" calcext:value-type="float">
            <text:p>0,919304622276504</text:p>
          </table:table-cell>
          <table:table-cell office:value-type="float" office:value="479386.04" calcext:value-type="float">
            <text:p>479386,04</text:p>
          </table:table-cell>
          <table:table-cell office:value-type="float" office:value="13.25" calcext:value-type="float">
            <text:p>13,25</text:p>
          </table:table-cell>
          <table:table-cell table:formula="of:=([.F8]-[.B8])/[.B8]*100" office:value-type="float" office:value="0.930471723054383" calcext:value-type="float">
            <text:p>0,930471723054383</text:p>
          </table:table-cell>
          <table:table-cell office:value-type="float" office:value="479453" calcext:value-type="float">
            <text:p>479453</text:p>
          </table:table-cell>
          <table:table-cell office:value-type="float" office:value="10.05" calcext:value-type="float">
            <text:p>10,05</text:p>
          </table:table-cell>
          <table:table-cell table:formula="of:=([.I8]-[.B8])/[.B8]*100" office:value-type="float" office:value="0.944569556163119" calcext:value-type="float">
            <text:p>0,944569556163119</text:p>
          </table:table-cell>
          <table:table-cell office:value-type="float" office:value="479521.66" calcext:value-type="float">
            <text:p>479521,66</text:p>
          </table:table-cell>
          <table:table-cell office:value-type="float" office:value="8.42" calcext:value-type="float">
            <text:p>8,42</text:p>
          </table:table-cell>
          <table:table-cell table:formula="of:=([.L8]-[.B8])/[.B8]*100" office:value-type="float" office:value="0.959025309168573" calcext:value-type="float">
            <text:p>0,959025309168573</text:p>
          </table:table-cell>
          <table:table-cell office:value-type="float" office:value="479603.72" calcext:value-type="float">
            <text:p>479603,72</text:p>
          </table:table-cell>
          <table:table-cell office:value-type="float" office:value="6.52" calcext:value-type="float">
            <text:p>6,52</text:p>
          </table:table-cell>
          <table:table-cell table:formula="of:=([.O8]-[.B8])/[.B8]*100" office:value-type="float" office:value="0.976302313124703" calcext:value-type="float">
            <text:p>0,976302313124703</text:p>
          </table:table-cell>
          <table:table-cell office:value-type="float" office:value="478950.66" calcext:value-type="float">
            <text:p>478950,66</text:p>
          </table:table-cell>
          <table:table-cell office:value-type="float" office:value="6.17" calcext:value-type="float">
            <text:p>6,17</text:p>
          </table:table-cell>
          <table:table-cell table:formula="of:=([.R8]-[.B8])/[.B8]*100" office:value-type="float" office:value="0.838806332091426" calcext:value-type="float">
            <text:p>0,838806332091426</text:p>
          </table:table-cell>
          <table:table-cell office:value-type="float" office:value="479506.72" calcext:value-type="float">
            <text:p>479506,72</text:p>
          </table:table-cell>
          <table:table-cell office:value-type="float" office:value="5.16" calcext:value-type="float">
            <text:p>5,16</text:p>
          </table:table-cell>
          <table:table-cell table:formula="of:=([.U8]-[.B8])/[.B8]*100" office:value-type="float" office:value="0.955879824899688" calcext:value-type="float">
            <text:p>0,955879824899688</text:p>
          </table:table-cell>
          <table:table-cell office:value-type="float" office:value="479898.72" calcext:value-type="float">
            <text:p>479898,72</text:p>
          </table:table-cell>
          <table:table-cell office:value-type="float" office:value="5.21" calcext:value-type="float">
            <text:p>5,21</text:p>
          </table:table-cell>
          <table:table-cell table:formula="of:=([.X8]-[.B8])/[.B8]*100" office:value-type="float" office:value="1.03841194226263" calcext:value-type="float">
            <text:p>1,03841194226263</text:p>
          </table:table-cell>
        </table:table-row>
        <table:table-row table:style-name="ro1">
          <table:covered-table-cell/>
          <table:table-cell office:value-type="float" office:value="480444" calcext:value-type="float">
            <text:p>480444</text:p>
          </table:table-cell>
          <table:table-cell office:value-type="float" office:value="489525" calcext:value-type="float">
            <text:p>489525</text:p>
          </table:table-cell>
          <table:table-cell office:value-type="float" office:value="20.44" calcext:value-type="float">
            <text:p>20,44</text:p>
          </table:table-cell>
          <table:table-cell table:formula="of:=([.C9]-[.B9])/[.B9]*100" office:value-type="float" office:value="1.8901266328646" calcext:value-type="float">
            <text:p>1,8901266328646</text:p>
          </table:table-cell>
          <table:table-cell office:value-type="float" office:value="489536" calcext:value-type="float">
            <text:p>489536</text:p>
          </table:table-cell>
          <table:table-cell office:value-type="float" office:value="13.35" calcext:value-type="float">
            <text:p>13,35</text:p>
          </table:table-cell>
          <table:table-cell table:formula="of:=([.F9]-[.B9])/[.B9]*100" office:value-type="float" office:value="1.8924161816986" calcext:value-type="float">
            <text:p>1,8924161816986</text:p>
          </table:table-cell>
          <table:table-cell office:value-type="float" office:value="490157" calcext:value-type="float">
            <text:p>490157</text:p>
          </table:table-cell>
          <table:table-cell office:value-type="float" office:value="9.8" calcext:value-type="float">
            <text:p>9,8</text:p>
          </table:table-cell>
          <table:table-cell table:formula="of:=([.I9]-[.B9])/[.B9]*100" office:value-type="float" office:value="2.02167162041778" calcext:value-type="float">
            <text:p>2,02167162041778</text:p>
          </table:table-cell>
          <table:table-cell office:value-type="float" office:value="487794" calcext:value-type="float">
            <text:p>487794</text:p>
          </table:table-cell>
          <table:table-cell office:value-type="float" office:value="8.85" calcext:value-type="float">
            <text:p>8,85</text:p>
          </table:table-cell>
          <table:table-cell table:formula="of:=([.L9]-[.B9])/[.B9]*100" office:value-type="float" office:value="1.52983490271499" calcext:value-type="float">
            <text:p>1,52983490271499</text:p>
          </table:table-cell>
          <table:table-cell office:value-type="float" office:value="488321" calcext:value-type="float">
            <text:p>488321</text:p>
          </table:table-cell>
          <table:table-cell office:value-type="float" office:value="7.05" calcext:value-type="float">
            <text:p>7,05</text:p>
          </table:table-cell>
          <table:table-cell table:formula="of:=([.O9]-[.B9])/[.B9]*100" office:value-type="float" office:value="1.63952510594367" calcext:value-type="float">
            <text:p>1,63952510594367</text:p>
          </table:table-cell>
          <table:table-cell office:value-type="float" office:value="488220" calcext:value-type="float">
            <text:p>488220</text:p>
          </table:table-cell>
          <table:table-cell office:value-type="float" office:value="6.25" calcext:value-type="float">
            <text:p>6,25</text:p>
          </table:table-cell>
          <table:table-cell table:formula="of:=([.R9]-[.B9])/[.B9]*100" office:value-type="float" office:value="1.61850288483153" calcext:value-type="float">
            <text:p>1,61850288483153</text:p>
          </table:table-cell>
          <table:table-cell office:value-type="float" office:value="490154" calcext:value-type="float">
            <text:p>490154</text:p>
          </table:table-cell>
          <table:table-cell office:value-type="float" office:value="6.08" calcext:value-type="float">
            <text:p>6,08</text:p>
          </table:table-cell>
          <table:table-cell table:formula="of:=([.U9]-[.B9])/[.B9]*100" office:value-type="float" office:value="2.02104719800851" calcext:value-type="float">
            <text:p>2,02104719800851</text:p>
          </table:table-cell>
          <table:table-cell office:value-type="float" office:value="490617.64" calcext:value-type="float">
            <text:p>490617,64</text:p>
          </table:table-cell>
          <table:table-cell office:value-type="float" office:value="5.49" calcext:value-type="float">
            <text:p>5,49</text:p>
          </table:table-cell>
          <table:table-cell table:formula="of:=([.X9]-[.B9])/[.B9]*100" office:value-type="float" office:value="2.11754959995338" calcext:value-type="float">
            <text:p>2,11754959995338</text:p>
          </table:table-cell>
        </table:table-row>
        <table:table-row table:style-name="ro1">
          <table:covered-table-cell/>
          <table:table-cell office:value-type="float" office:value="478180" calcext:value-type="float">
            <text:p>478180</text:p>
          </table:table-cell>
          <table:table-cell office:value-type="float" office:value="482808.04" calcext:value-type="float">
            <text:p>482808,04</text:p>
          </table:table-cell>
          <table:table-cell office:value-type="float" office:value="16.87" calcext:value-type="float">
            <text:p>16,87</text:p>
          </table:table-cell>
          <table:table-cell table:formula="of:=([.C10]-[.B10])/[.B10]*100" office:value-type="float" office:value="0.967844744656819" calcext:value-type="float">
            <text:p>0,967844744656819</text:p>
          </table:table-cell>
          <table:table-cell office:value-type="float" office:value="483335.04" calcext:value-type="float">
            <text:p>483335,04</text:p>
          </table:table-cell>
          <table:table-cell office:value-type="float" office:value="11.63" calcext:value-type="float">
            <text:p>11,63</text:p>
          </table:table-cell>
          <table:table-cell table:formula="of:=([.F10]-[.B10])/[.B10]*100" office:value-type="float" office:value="1.0780542891798" calcext:value-type="float">
            <text:p>1,0780542891798</text:p>
          </table:table-cell>
          <table:table-cell office:value-type="float" office:value="482755.04" calcext:value-type="float">
            <text:p>482755,04</text:p>
          </table:table-cell>
          <table:table-cell office:value-type="float" office:value="8.39" calcext:value-type="float">
            <text:p>8,39</text:p>
          </table:table-cell>
          <table:table-cell table:formula="of:=([.I10]-[.B10])/[.B10]*100" office:value-type="float" office:value="0.956761052323388" calcext:value-type="float">
            <text:p>0,956761052323388</text:p>
          </table:table-cell>
          <table:table-cell office:value-type="float" office:value="482753.04" calcext:value-type="float">
            <text:p>482753,04</text:p>
          </table:table-cell>
          <table:table-cell office:value-type="float" office:value="7.12" calcext:value-type="float">
            <text:p>7,12</text:p>
          </table:table-cell>
          <table:table-cell table:formula="of:=([.L10]-[.B10])/[.B10]*100" office:value-type="float" office:value="0.956342799782504" calcext:value-type="float">
            <text:p>0,956342799782504</text:p>
          </table:table-cell>
          <table:table-cell office:value-type="float" office:value="484476" calcext:value-type="float">
            <text:p>484476</text:p>
          </table:table-cell>
          <table:table-cell office:value-type="float" office:value="5.86" calcext:value-type="float">
            <text:p>5,86</text:p>
          </table:table-cell>
          <table:table-cell table:formula="of:=([.O10]-[.B10])/[.B10]*100" office:value-type="float" office:value="1.31665899870342" calcext:value-type="float">
            <text:p>1,31665899870342</text:p>
          </table:table-cell>
          <table:table-cell office:value-type="float" office:value="483360.04" calcext:value-type="float">
            <text:p>483360,04</text:p>
          </table:table-cell>
          <table:table-cell office:value-type="float" office:value="5.47" calcext:value-type="float">
            <text:p>5,47</text:p>
          </table:table-cell>
          <table:table-cell table:formula="of:=([.R10]-[.B10])/[.B10]*100" office:value-type="float" office:value="1.08328244594085" calcext:value-type="float">
            <text:p>1,08328244594085</text:p>
          </table:table-cell>
          <table:table-cell office:value-type="float" office:value="484512" calcext:value-type="float">
            <text:p>484512</text:p>
          </table:table-cell>
          <table:table-cell office:value-type="float" office:value="5.24" calcext:value-type="float">
            <text:p>5,24</text:p>
          </table:table-cell>
          <table:table-cell table:formula="of:=([.U10]-[.B10])/[.B10]*100" office:value-type="float" office:value="1.32418754443933" calcext:value-type="float">
            <text:p>1,32418754443933</text:p>
          </table:table-cell>
          <table:table-cell office:value-type="float" office:value="483544" calcext:value-type="float">
            <text:p>483544</text:p>
          </table:table-cell>
          <table:table-cell office:value-type="float" office:value="4.57" calcext:value-type="float">
            <text:p>4,57</text:p>
          </table:table-cell>
          <table:table-cell table:formula="of:=([.X10]-[.B10])/[.B10]*100" office:value-type="float" office:value="1.12175331465139" calcext:value-type="float">
            <text:p>1,12175331465139</text:p>
          </table:table-cell>
        </table:table-row>
        <table:table-row table:style-name="ro1">
          <table:covered-table-cell/>
          <table:table-cell office:value-type="float" office:value="486496.15" calcext:value-type="float">
            <text:p>486496,15</text:p>
          </table:table-cell>
          <table:table-cell office:value-type="float" office:value="490092" calcext:value-type="float">
            <text:p>490092</text:p>
          </table:table-cell>
          <table:table-cell office:value-type="float" office:value="21.11" calcext:value-type="float">
            <text:p>21,11</text:p>
          </table:table-cell>
          <table:table-cell table:formula="of:=([.C11]-[.B11])/[.B11]*100" office:value-type="float" office:value="0.739132262403305" calcext:value-type="float">
            <text:p>0,739132262403305</text:p>
          </table:table-cell>
          <table:table-cell office:value-type="float" office:value="490019.04" calcext:value-type="float">
            <text:p>490019,04</text:p>
          </table:table-cell>
          <table:table-cell office:value-type="float" office:value="13.12" calcext:value-type="float">
            <text:p>13,12</text:p>
          </table:table-cell>
          <table:table-cell table:formula="of:=([.F11]-[.B11])/[.B11]*100" office:value-type="float" office:value="0.724135226969413" calcext:value-type="float">
            <text:p>0,724135226969413</text:p>
          </table:table-cell>
          <table:table-cell office:value-type="float" office:value="490581.4" calcext:value-type="float">
            <text:p>490581,4</text:p>
          </table:table-cell>
          <table:table-cell office:value-type="float" office:value="10.73" calcext:value-type="float">
            <text:p>10,73</text:p>
          </table:table-cell>
          <table:table-cell table:formula="of:=([.I11]-[.B11])/[.B11]*100" office:value-type="float" office:value="0.83972915304674" calcext:value-type="float">
            <text:p>0,83972915304674</text:p>
          </table:table-cell>
          <table:table-cell office:value-type="float" office:value="489284" calcext:value-type="float">
            <text:p>489284</text:p>
          </table:table-cell>
          <table:table-cell office:value-type="float" office:value="8.81" calcext:value-type="float">
            <text:p>8,81</text:p>
          </table:table-cell>
          <table:table-cell table:formula="of:=([.L11]-[.B11])/[.B11]*100" office:value-type="float" office:value="0.573046672620118" calcext:value-type="float">
            <text:p>0,573046672620118</text:p>
          </table:table-cell>
          <table:table-cell office:value-type="float" office:value="490211" calcext:value-type="float">
            <text:p>490211</text:p>
          </table:table-cell>
          <table:table-cell office:value-type="float" office:value="6.87" calcext:value-type="float">
            <text:p>6,87</text:p>
          </table:table-cell>
          <table:table-cell table:formula="of:=([.O11]-[.B11])/[.B11]*100" office:value-type="float" office:value="0.763592887631275" calcext:value-type="float">
            <text:p>0,763592887631275</text:p>
          </table:table-cell>
          <table:table-cell office:value-type="float" office:value="489482" calcext:value-type="float">
            <text:p>489482</text:p>
          </table:table-cell>
          <table:table-cell office:value-type="float" office:value="5.75" calcext:value-type="float">
            <text:p>5,75</text:p>
          </table:table-cell>
          <table:table-cell table:formula="of:=([.R11]-[.B11])/[.B11]*100" office:value-type="float" office:value="0.613745864175899" calcext:value-type="float">
            <text:p>0,613745864175899</text:p>
          </table:table-cell>
          <table:table-cell office:value-type="float" office:value="490049" calcext:value-type="float">
            <text:p>490049</text:p>
          </table:table-cell>
          <table:table-cell office:value-type="float" office:value="5.98" calcext:value-type="float">
            <text:p>5,98</text:p>
          </table:table-cell>
          <table:table-cell table:formula="of:=([.U11]-[.B11])/[.B11]*100" office:value-type="float" office:value="0.730293549085635" calcext:value-type="float">
            <text:p>0,730293549085635</text:p>
          </table:table-cell>
          <table:table-cell office:value-type="float" office:value="490718" calcext:value-type="float">
            <text:p>490718</text:p>
          </table:table-cell>
          <table:table-cell office:value-type="float" office:value="4.97" calcext:value-type="float">
            <text:p>4,97</text:p>
          </table:table-cell>
          <table:table-cell table:formula="of:=([.X11]-[.B11])/[.B11]*100" office:value-type="float" office:value="0.867807484190774" calcext:value-type="float">
            <text:p>0,867807484190774</text:p>
          </table:table-cell>
        </table:table-row>
        <table:table-row table:style-name="ro1">
          <table:covered-table-cell/>
          <table:table-cell office:value-type="float" office:value="492493.59" calcext:value-type="float">
            <text:p>492493,59</text:p>
          </table:table-cell>
          <table:table-cell office:value-type="float" office:value="495907" calcext:value-type="float">
            <text:p>495907</text:p>
          </table:table-cell>
          <table:table-cell office:value-type="float" office:value="21.72" calcext:value-type="float">
            <text:p>21,72</text:p>
          </table:table-cell>
          <table:table-cell table:formula="of:=([.C12]-[.B12])/[.B12]*100" office:value-type="float" office:value="0.693087193276967" calcext:value-type="float">
            <text:p>0,693087193276967</text:p>
          </table:table-cell>
          <table:table-cell office:value-type="float" office:value="495843" calcext:value-type="float">
            <text:p>495843</text:p>
          </table:table-cell>
          <table:table-cell office:value-type="float" office:value="13.56" calcext:value-type="float">
            <text:p>13,56</text:p>
          </table:table-cell>
          <table:table-cell table:formula="of:=([.F12]-[.B12])/[.B12]*100" office:value-type="float" office:value="0.680092100284995" calcext:value-type="float">
            <text:p>0,680092100284995</text:p>
          </table:table-cell>
          <table:table-cell office:value-type="float" office:value="496138.4" calcext:value-type="float">
            <text:p>496138,4</text:p>
          </table:table-cell>
          <table:table-cell office:value-type="float" office:value="10.07" calcext:value-type="float">
            <text:p>10,07</text:p>
          </table:table-cell>
          <table:table-cell table:formula="of:=([.I12]-[.B12])/[.B12]*100" office:value-type="float" office:value="0.74007257637607" calcext:value-type="float">
            <text:p>0,74007257637607</text:p>
          </table:table-cell>
          <table:table-cell office:value-type="float" office:value="495843" calcext:value-type="float">
            <text:p>495843</text:p>
          </table:table-cell>
          <table:table-cell office:value-type="float" office:value="8.69" calcext:value-type="float">
            <text:p>8,69</text:p>
          </table:table-cell>
          <table:table-cell table:formula="of:=([.L12]-[.B12])/[.B12]*100" office:value-type="float" office:value="0.680092100284995" calcext:value-type="float">
            <text:p>0,680092100284995</text:p>
          </table:table-cell>
          <table:table-cell office:value-type="float" office:value="496176" calcext:value-type="float">
            <text:p>496176</text:p>
          </table:table-cell>
          <table:table-cell office:value-type="float" office:value="6.3" calcext:value-type="float">
            <text:p>6,3</text:p>
          </table:table-cell>
          <table:table-cell table:formula="of:=([.O12]-[.B12])/[.B12]*100" office:value-type="float" office:value="0.747707193508848" calcext:value-type="float">
            <text:p>0,747707193508848</text:p>
          </table:table-cell>
          <table:table-cell office:value-type="float" office:value="496049" calcext:value-type="float">
            <text:p>496049</text:p>
          </table:table-cell>
          <table:table-cell office:value-type="float" office:value="6.28" calcext:value-type="float">
            <text:p>6,28</text:p>
          </table:table-cell>
          <table:table-cell table:formula="of:=([.R12]-[.B12])/[.B12]*100" office:value-type="float" office:value="0.721920055852904" calcext:value-type="float">
            <text:p>0,721920055852904</text:p>
          </table:table-cell>
          <table:table-cell office:value-type="float" office:value="495734" calcext:value-type="float">
            <text:p>495734</text:p>
          </table:table-cell>
          <table:table-cell office:value-type="float" office:value="5.38" calcext:value-type="float">
            <text:p>5,38</text:p>
          </table:table-cell>
          <table:table-cell table:formula="of:=([.U12]-[.B12])/[.B12]*100" office:value-type="float" office:value="0.657959832533044" calcext:value-type="float">
            <text:p>0,657959832533044</text:p>
          </table:table-cell>
          <table:table-cell office:value-type="float" office:value="496302" calcext:value-type="float">
            <text:p>496302</text:p>
          </table:table-cell>
          <table:table-cell office:value-type="float" office:value="5.04" calcext:value-type="float">
            <text:p>5,04</text:p>
          </table:table-cell>
          <table:table-cell table:formula="of:=([.X12]-[.B12])/[.B12]*100" office:value-type="float" office:value="0.773291282836793" calcext:value-type="float">
            <text:p>0,773291282836793</text:p>
          </table:table-cell>
        </table:table-row>
        <table:table-row table:style-name="ro1">
          <table:table-cell/>
          <table:table-cell table:formula="of:=AVERAGE([.B3:.B12])" office:value-type="float" office:value="486705.605" calcext:value-type="float">
            <text:p>486705,605</text:p>
          </table:table-cell>
          <table:table-cell table:formula="of:=AVERAGE([.C3:.C12])" office:value-type="float" office:value="492522.133" calcext:value-type="float">
            <text:p>492522,133</text:p>
          </table:table-cell>
          <table:table-cell table:formula="of:=AVERAGE([.D3:.D12])" office:value-type="float" office:value="19.41" calcext:value-type="float">
            <text:p>19,41</text:p>
          </table:table-cell>
          <table:table-cell table:formula="of:=AVERAGE([.E3:.E12])" office:value-type="float" office:value="1.19560853175516" calcext:value-type="float">
            <text:p>1,19560853175516</text:p>
          </table:table-cell>
          <table:table-cell table:formula="of:=AVERAGE([.F3:.F12])" office:value-type="float" office:value="492765.779" calcext:value-type="float">
            <text:p>492765,779</text:p>
          </table:table-cell>
          <table:table-cell table:formula="of:=AVERAGE([.G3:.G12])" office:value-type="float" office:value="12.539" calcext:value-type="float">
            <text:p>12,539</text:p>
          </table:table-cell>
          <table:table-cell table:formula="of:=AVERAGE([.H3:.H12])" office:value-type="float" office:value="1.24617674568375" calcext:value-type="float">
            <text:p>1,24617674568375</text:p>
          </table:table-cell>
          <table:table-cell table:formula="of:=AVERAGE([.I3:.I12])" office:value-type="float" office:value="492711.085" calcext:value-type="float">
            <text:p>492711,085</text:p>
          </table:table-cell>
          <table:table-cell table:formula="of:=AVERAGE([.J3:.J12])" office:value-type="float" office:value="9.47" calcext:value-type="float">
            <text:p>9,47</text:p>
          </table:table-cell>
          <table:table-cell table:formula="of:=AVERAGE([.K3:.K12])" office:value-type="float" office:value="1.23501166090263" calcext:value-type="float">
            <text:p>1,23501166090263</text:p>
          </table:table-cell>
          <table:table-cell table:formula="of:=AVERAGE([.L3:.L12])" office:value-type="float" office:value="492559.997" calcext:value-type="float">
            <text:p>492559,997</text:p>
          </table:table-cell>
          <table:table-cell table:formula="of:=AVERAGE([.M3:.M12])" office:value-type="float" office:value="8.09" calcext:value-type="float">
            <text:p>8,09</text:p>
          </table:table-cell>
          <table:table-cell table:formula="of:=AVERAGE([.N3:.N12])" office:value-type="float" office:value="1.20269785012848" calcext:value-type="float">
            <text:p>1,20269785012848</text:p>
          </table:table-cell>
          <table:table-cell table:formula="of:=AVERAGE([.O3:.O12])" office:value-type="float" office:value="492958.223" calcext:value-type="float">
            <text:p>492958,223</text:p>
          </table:table-cell>
          <table:table-cell table:formula="of:=AVERAGE([.P3:.P12])" office:value-type="float" office:value="6.645" calcext:value-type="float">
            <text:p>6,645</text:p>
          </table:table-cell>
          <table:table-cell table:formula="of:=AVERAGE([.Q3:.Q12])" office:value-type="float" office:value="1.28524222961019" calcext:value-type="float">
            <text:p>1,28524222961019</text:p>
          </table:table-cell>
          <table:table-cell table:formula="of:=AVERAGE([.R3:.R12])" office:value-type="float" office:value="492683.278" calcext:value-type="float">
            <text:p>492683,278</text:p>
          </table:table-cell>
          <table:table-cell table:formula="of:=AVERAGE([.S3:.S12])" office:value-type="float" office:value="5.952" calcext:value-type="float">
            <text:p>5,952</text:p>
          </table:table-cell>
          <table:table-cell table:formula="of:=AVERAGE([.T3:.T12])" office:value-type="float" office:value="1.22778108598308" calcext:value-type="float">
            <text:p>1,22778108598308</text:p>
          </table:table-cell>
          <table:table-cell table:formula="of:=AVERAGE([.U3:.U12])" office:value-type="float" office:value="493174.2" calcext:value-type="float">
            <text:p>493174,2</text:p>
          </table:table-cell>
          <table:table-cell table:formula="of:=AVERAGE([.V3:.V12])" office:value-type="float" office:value="5.439" calcext:value-type="float">
            <text:p>5,439</text:p>
          </table:table-cell>
          <table:table-cell table:formula="of:=AVERAGE([.W3:.W12])" office:value-type="float" office:value="1.32991672865332" calcext:value-type="float">
            <text:p>1,32991672865332</text:p>
          </table:table-cell>
          <table:table-cell table:formula="of:=AVERAGE([.X3:.X12])" office:value-type="float" office:value="493304.761" calcext:value-type="float">
            <text:p>493304,761</text:p>
          </table:table-cell>
          <table:table-cell table:formula="of:=AVERAGE([.Y3:.Y12])" office:value-type="float" office:value="5.058" calcext:value-type="float">
            <text:p>5,058</text:p>
          </table:table-cell>
          <table:table-cell table:formula="of:=AVERAGE([.Z3:.Z12])" office:value-type="float" office:value="1.35702671020633" calcext:value-type="float">
            <text:p>1,35702671020633</text:p>
          </table:table-cell>
        </table:table-row>
        <table:table-row table:style-name="ro1"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2"/>
          <table:table-cell office:value-type="string" calcext:value-type="string">
            <text:p>555555,,,,</text:p>
          </table:table-cell>
          <table:table-cell table:number-columns-repeated="3"/>
        </table:table-row>
      </table:table>
      <table:table table:name="Feuille3" table:style-name="ta1">
        <table:table-column table:style-name="co1" table:number-columns-repeated="56" table:default-cell-style-name="Default"/>
        <table:table-row table:style-name="ro1">
          <table:table-cell table:style-name="ce1" table:number-columns-spanned="1" table:number-rows-spanned="2"/>
          <table:table-cell table:style-name="ce1" office:value-type="string" calcext:value-type="string" table:number-columns-spanned="1" table:number-rows-spanned="2">
            <text:p>CLSPM OBJ</text:p>
          </table:table-cell>
          <table:table-cell table:style-name="ce1" office:value-type="string" calcext:value-type="string" table:number-columns-spanned="3" table:number-rows-spanned="1">
            <text:p>RfSize = 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1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1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2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2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3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3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4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4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5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5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6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6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7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7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80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85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fSize = 90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Obj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gap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35-25</text:p>
          </table:table-cell>
          <table:table-cell office:value-type="float" office:value="569859.12" calcext:value-type="float">
            <text:p>569859,12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81821.88" calcext:value-type="float">
            <text:p>581821,88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81059.33" calcext:value-type="float">
            <text:p>581059,33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71296.71" calcext:value-type="float">
            <text:p>571296,71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68119.22" calcext:value-type="float">
            <text:p>568119,22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81267.89" calcext:value-type="float">
            <text:p>581267,89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75877.12" calcext:value-type="float">
            <text:p>575877,12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65137.84" calcext:value-type="float">
            <text:p>565137,84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56111" calcext:value-type="float">
            <text:p>556111</text:p>
          </table:table-cell>
          <table:table-cell table:number-columns-repeated="54"/>
        </table:table-row>
        <table:table-row table:style-name="ro1">
          <table:covered-table-cell/>
          <table:table-cell office:value-type="float" office:value="578785.07" calcext:value-type="float">
            <text:p>578785,07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09:17:53.479229610</meta:creation-date>
    <dc:date>2023-10-05T19:36:32.116414889</dc:date>
    <meta:editing-duration>P1DT5H40M7S</meta:editing-duration>
    <meta:editing-cycles>6</meta:editing-cycles>
    <meta:generator>LibreOffice/7.3.7.2$Linux_X86_64 LibreOffice_project/30$Build-2</meta:generator>
    <meta:document-statistic meta:table-count="3" meta:cell-count="987" meta:object-count="0"/>
  </office:meta>
</office:document-meta>
</file>